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11.963cm"/>
    </style:style>
    <style:style style:name="co3" style:family="table-column">
      <style:table-column-properties fo:break-before="auto" style:column-width="16.729cm"/>
    </style:style>
    <style:style style:name="co4" style:family="table-column">
      <style:table-column-properties fo:break-before="auto" style:column-width="25.58cm"/>
    </style:style>
    <style:style style:name="co5" style:family="table-column">
      <style:table-column-properties fo:break-before="auto" style:column-width="44.942cm"/>
    </style:style>
    <style:style style:name="co6" style:family="table-column">
      <style:table-column-properties fo:break-before="auto" style:column-width="40.5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ustomize Look And Feel</text:p>
          </table:table-cell>
          <table:table-cell office:value-type="string" calcext:value-type="string">
            <text:p>/usr/share/icons/nuoveXT2/128x128/apps/preferences-desktop-theme.png</text:p>
          </table:table-cell>
          <table:table-cell office:value-type="string" calcext:value-type="string">
            <text:p>lxappearance</text:p>
          </table:table-cell>
          <table:table-cell table:formula="of:=&quot;Configuração;&quot;&amp; [.A1] &amp;&quot;;&quot; &amp;[.B1]&amp; &quot;;&quot; &amp;[.C1]" office:value-type="string" office:string-value="Configuração;Customize Look And Feel;/usr/share/icons/nuoveXT2/128x128/apps/preferences-desktop-theme.png;lxappearance" calcext:value-type="string">
            <text:p>Configuração;Customize Look And Feel;/usr/share/icons/nuoveXT2/128x128/apps/preferences-desktop-theme.png;lxappearance</text:p>
          </table:table-cell>
          <table:table-cell table:formula="of:=&quot;&lt;item label=&quot;&quot;&quot; &amp; [.A1] &amp; &quot;&quot;&quot;|&lt;item label=&quot;&quot;&quot; &amp; [.A1] &amp; &quot;&quot;&quot; icon=&quot;&quot;&quot; &amp; [.B1] &amp; &quot;&quot;&quot;&gt;&lt;action name=&quot;&quot;Execute&quot;&quot;&gt;&lt;command&gt;&lt;![CDATA[&quot; &amp; [.C1] &amp; &quot;]]&gt;&lt;/command&gt;&lt;/action&gt;&lt;/item&gt;&quot;" office:value-type="string" office:string-value="&lt;item label=&quot;Customize Look And Feel&quot;|&lt;item label=&quot;Customize Look And Feel&quot; icon=&quot;/usr/share/icons/nuoveXT2/128x128/apps/preferences-desktop-theme.png&quot;&gt;&lt;action name=&quot;Execute&quot;&gt;&lt;command&gt;&lt;![CDATA[lxappearance]]&gt;&lt;/command&gt;&lt;/action&gt;&lt;/item&gt;" calcext:value-type="string">
            <text:p>&lt;item label="Customize Look And Feel"|&lt;item label="Customize Look And Feel" icon="/usr/share/icons/nuoveXT2/128x128/apps/preferences-desktop-theme.png"&gt;&lt;action name="Execute"&gt;&lt;command&gt;&lt;![CDATA[lxappearance]]&gt;&lt;/command&gt;&lt;/action&gt;&lt;/item&gt;</text:p>
          </table:table-cell>
          <table:table-cell/>
          <table:table-cell table:formula="of:=&quot;&lt;item label=&quot;&quot;&quot; &amp; [.A1] &amp; &quot;&quot;&quot; icon=&quot;&quot;&quot; &amp; [.B1] &amp; &quot;&quot;&quot;&gt;&lt;action name=&quot;&quot;execute&quot;&quot;&gt;&lt;command&gt;&lt;![CDATA[&quot; &amp; [.C1] &amp; &quot;]]&gt;&lt;/command&gt;&lt;/action&gt;&lt;/item&gt;&quot;" office:value-type="string" office:string-value="&lt;item label=&quot;Customize Look And Feel&quot; icon=&quot;/usr/share/icons/nuoveXT2/128x128/apps/preferences-desktop-theme.png&quot;&gt;&lt;action name=&quot;execute&quot;&gt;&lt;command&gt;&lt;![CDATA[lxappearance]]&gt;&lt;/command&gt;&lt;/action&gt;&lt;/item&gt;" calcext:value-type="string">
            <text:p>&lt;item label="Customize Look And Feel" icon="/usr/share/icons/nuoveXT2/128x128/apps/preferences-desktop-theme.png"&gt;&lt;action name="execute"&gt;&lt;command&gt;&lt;![CDATA[lxappearance]]&gt;&lt;/command&gt;&lt;/action&gt;&lt;/item&gt;</text:p>
          </table:table-cell>
        </table:table-row>
        <table:table-row table:style-name="ro1">
          <table:table-cell office:value-type="string" calcext:value-type="string">
            <text:p>Desktop Preferences</text:p>
          </table:table-cell>
          <table:table-cell office:value-type="string" calcext:value-type="string">
            <text:p>/usr/share/icons/Adwaita/48x48/places/user-desktop.png</text:p>
          </table:table-cell>
          <table:table-cell office:value-type="string" calcext:value-type="string">
            <text:p>pcmanfm --desktop-pref</text:p>
          </table:table-cell>
          <table:table-cell table:formula="of:=&quot;Configuração;&quot;&amp; [.A2] &amp;&quot;;&quot; &amp;[.B2]&amp; &quot;;&quot; &amp;[.C2]" office:value-type="string" office:string-value="Configuração;Desktop Preferences;/usr/share/icons/Adwaita/48x48/places/user-desktop.png;pcmanfm --desktop-pref" calcext:value-type="string">
            <text:p>Configuração;Desktop Preferences;/usr/share/icons/Adwaita/48x48/places/user-desktop.png;pcmanfm --desktop-pref</text:p>
          </table:table-cell>
          <table:table-cell table:formula="of:=&quot;&lt;item label=&quot;&quot;&quot; &amp; [.A2] &amp; &quot;&quot;&quot;|&lt;item label=&quot;&quot;&quot; &amp; [.A2] &amp; &quot;&quot;&quot; icon=&quot;&quot;&quot; &amp; [.B2] &amp; &quot;&quot;&quot;&gt;&lt;action name=&quot;&quot;Execute&quot;&quot;&gt;&lt;command&gt;&lt;![CDATA[&quot; &amp; [.C2] &amp; &quot;]]&gt;&lt;/command&gt;&lt;/action&gt;&lt;/item&gt;&quot;" office:value-type="string" office:string-value="&lt;item label=&quot;Desktop Preferences&quot;|&lt;item label=&quot;Desktop Preferences&quot; icon=&quot;/usr/share/icons/Adwaita/48x48/places/user-desktop.png&quot;&gt;&lt;action name=&quot;Execute&quot;&gt;&lt;command&gt;&lt;![CDATA[pcmanfm --desktop-pref]]&gt;&lt;/command&gt;&lt;/action&gt;&lt;/item&gt;" calcext:value-type="string">
            <text:p>&lt;item label="Desktop Preferences"|&lt;item label="Desktop Preferences" icon="/usr/share/icons/Adwaita/48x48/places/user-desktop.png"&gt;&lt;action name="Execute"&gt;&lt;command&gt;&lt;![CDATA[pcmanfm --desktop-pref]]&gt;&lt;/command&gt;&lt;/action&gt;&lt;/item&gt;</text:p>
          </table:table-cell>
          <table:table-cell/>
          <table:table-cell table:formula="of:=&quot;&lt;item label=&quot;&quot;&quot; &amp; [.A2] &amp; &quot;&quot;&quot; icon=&quot;&quot;&quot; &amp; [.B2] &amp; &quot;&quot;&quot;&gt;&lt;action name=&quot;&quot;execute&quot;&quot;&gt;&lt;command&gt;&lt;![CDATA[&quot; &amp; [.C2] &amp; &quot;]]&gt;&lt;/command&gt;&lt;/action&gt;&lt;/item&gt;&quot;" office:value-type="string" office:string-value="&lt;item label=&quot;Desktop Preferences&quot; icon=&quot;/usr/share/icons/Adwaita/48x48/places/user-desktop.png&quot;&gt;&lt;action name=&quot;execute&quot;&gt;&lt;command&gt;&lt;![CDATA[pcmanfm --desktop-pref]]&gt;&lt;/command&gt;&lt;/action&gt;&lt;/item&gt;" calcext:value-type="string">
            <text:p>&lt;item label="Desktop Preferences" icon="/usr/share/icons/Adwaita/48x48/places/user-desktop.png"&gt;&lt;action name="execute"&gt;&lt;command&gt;&lt;![CDATA[pcmanfm --desktop-pref]]&gt;&lt;/command&gt;&lt;/action&gt;&lt;/item&gt;</text:p>
          </table:table-cell>
        </table:table-row>
        <table:table-row table:style-name="ro1">
          <table:table-cell office:value-type="string" calcext:value-type="string">
            <text:p>Openbox Configuration Manager</text:p>
          </table:table-cell>
          <table:table-cell office:value-type="string" calcext:value-type="string">
            <text:p>/usr/share/pixmaps/obconf.png</text:p>
          </table:table-cell>
          <table:table-cell office:value-type="string" calcext:value-type="string">
            <text:p>obconf</text:p>
          </table:table-cell>
          <table:table-cell table:formula="of:=&quot;Configuração;&quot;&amp; [.A3] &amp;&quot;;&quot; &amp;[.B3]&amp; &quot;;&quot; &amp;[.C3]" office:value-type="string" office:string-value="Configuração;Openbox Configuration Manager;/usr/share/pixmaps/obconf.png;obconf" calcext:value-type="string">
            <text:p>Configuração;Openbox Configuration Manager;/usr/share/pixmaps/obconf.png;obconf</text:p>
          </table:table-cell>
          <table:table-cell table:formula="of:=&quot;&lt;item label=&quot;&quot;&quot; &amp; [.A3] &amp; &quot;&quot;&quot;|&lt;item label=&quot;&quot;&quot; &amp; [.A3] &amp; &quot;&quot;&quot; icon=&quot;&quot;&quot; &amp; [.B3] &amp; &quot;&quot;&quot;&gt;&lt;action name=&quot;&quot;Execute&quot;&quot;&gt;&lt;command&gt;&lt;![CDATA[&quot; &amp; [.C3] &amp; &quot;]]&gt;&lt;/command&gt;&lt;/action&gt;&lt;/item&gt;&quot;" office:value-type="string" office:string-value="&lt;item label=&quot;Openbox Configuration Manager&quot;|&lt;item label=&quot;Openbox Configuration Manager&quot; icon=&quot;/usr/share/pixmaps/obconf.png&quot;&gt;&lt;action name=&quot;Execute&quot;&gt;&lt;command&gt;&lt;![CDATA[obconf]]&gt;&lt;/command&gt;&lt;/action&gt;&lt;/item&gt;" calcext:value-type="string">
            <text:p>&lt;item label="Openbox Configuration Manager"|&lt;item label="Openbox Configuration Manager" icon="/usr/share/pixmaps/obconf.png"&gt;&lt;action name="Execute"&gt;&lt;command&gt;&lt;![CDATA[obconf]]&gt;&lt;/command&gt;&lt;/action&gt;&lt;/item&gt;</text:p>
          </table:table-cell>
          <table:table-cell/>
          <table:table-cell table:formula="of:=&quot;&lt;item label=&quot;&quot;&quot; &amp; [.A3] &amp; &quot;&quot;&quot; icon=&quot;&quot;&quot; &amp; [.B3] &amp; &quot;&quot;&quot;&gt;&lt;action name=&quot;&quot;execute&quot;&quot;&gt;&lt;command&gt;&lt;![CDATA[&quot; &amp; [.C3] &amp; &quot;]]&gt;&lt;/command&gt;&lt;/action&gt;&lt;/item&gt;&quot;" office:value-type="string" office:string-value="&lt;item label=&quot;Openbox Configuration Manager&quot; icon=&quot;/usr/share/pixmaps/obconf.png&quot;&gt;&lt;action name=&quot;execute&quot;&gt;&lt;command&gt;&lt;![CDATA[obconf]]&gt;&lt;/command&gt;&lt;/action&gt;&lt;/item&gt;" calcext:value-type="string">
            <text:p>&lt;item label="Openbox Configuration Manager" icon="/usr/share/pixmaps/obconf.png"&gt;&lt;action name="execute"&gt;&lt;command&gt;&lt;![CDATA[obconf]]&gt;&lt;/command&gt;&lt;/action&gt;&lt;/item&gt;</text:p>
          </table:table-cell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/usr/share/pixmaps/geany.xpm</text:p>
          </table:table-cell>
          <table:table-cell office:value-type="string" calcext:value-type="string">
            <text:p>geany</text:p>
          </table:table-cell>
          <table:table-cell table:formula="of:=&quot;Desenvolvimento;&quot;&amp; [.A4] &amp;&quot;;&quot; &amp;[.B4]&amp; &quot;;&quot; &amp;[.C4]" office:value-type="string" office:string-value="Desenvolvimento;Geany;/usr/share/pixmaps/geany.xpm;geany" calcext:value-type="string">
            <text:p>Desenvolvimento;Geany;/usr/share/pixmaps/geany.xpm;geany</text:p>
          </table:table-cell>
          <table:table-cell table:formula="of:=&quot;&lt;item label=&quot;&quot;&quot; &amp; [.A4] &amp; &quot;&quot;&quot;|&lt;item label=&quot;&quot;&quot; &amp; [.A4] &amp; &quot;&quot;&quot; icon=&quot;&quot;&quot; &amp; [.B4] &amp; &quot;&quot;&quot;&gt;&lt;action name=&quot;&quot;Execute&quot;&quot;&gt;&lt;command&gt;&lt;![CDATA[&quot; &amp; [.C4] &amp; &quot;]]&gt;&lt;/command&gt;&lt;/action&gt;&lt;/item&gt;&quot;" office:value-type="string" office:string-value="&lt;item label=&quot;Geany&quot;|&lt;item label=&quot;Geany&quot; icon=&quot;/usr/share/pixmaps/geany.xpm&quot;&gt;&lt;action name=&quot;Execute&quot;&gt;&lt;command&gt;&lt;![CDATA[geany]]&gt;&lt;/command&gt;&lt;/action&gt;&lt;/item&gt;" calcext:value-type="string">
            <text:p>&lt;item label="Geany"|&lt;item label="Geany" icon="/usr/share/pixmaps/geany.xpm"&gt;&lt;action name="Execute"&gt;&lt;command&gt;&lt;![CDATA[geany]]&gt;&lt;/command&gt;&lt;/action&gt;&lt;/item&gt;</text:p>
          </table:table-cell>
          <table:table-cell/>
          <table:table-cell table:formula="of:=&quot;&lt;item label=&quot;&quot;&quot; &amp; [.A4] &amp; &quot;&quot;&quot; icon=&quot;&quot;&quot; &amp; [.B4] &amp; &quot;&quot;&quot;&gt;&lt;action name=&quot;&quot;execute&quot;&quot;&gt;&lt;command&gt;&lt;![CDATA[&quot; &amp; [.C4] &amp; &quot;]]&gt;&lt;/command&gt;&lt;/action&gt;&lt;/item&gt;&quot;" office:value-type="string" office:string-value="&lt;item label=&quot;Geany&quot; icon=&quot;/usr/share/pixmaps/geany.xpm&quot;&gt;&lt;action name=&quot;execute&quot;&gt;&lt;command&gt;&lt;![CDATA[geany]]&gt;&lt;/command&gt;&lt;/action&gt;&lt;/item&gt;" calcext:value-type="string">
            <text:p>&lt;item label="Geany" icon="/usr/share/pixmaps/geany.xpm"&gt;&lt;action name="execute"&gt;&lt;command&gt;&lt;![CDATA[geany]]&gt;&lt;/command&gt;&lt;/action&gt;&lt;/item&gt;</text:p>
          </table:table-cell>
        </table:table-row>
        <table:table-row table:style-name="ro1">
          <table:table-cell office:value-type="string" calcext:value-type="string">
            <text:p>Python (V3.11)</text:p>
          </table:table-cell>
          <table:table-cell office:value-type="string" calcext:value-type="string">
            <text:p>/usr/share/pixmaps/python3.11.xpm</text:p>
          </table:table-cell>
          <table:table-cell office:value-type="string" calcext:value-type="string">
            <text:p>evte -e /usr/bin/python3.11</text:p>
          </table:table-cell>
          <table:table-cell table:formula="of:=&quot;Desenvolvimento;&quot;&amp; [.A5] &amp;&quot;;&quot; &amp;[.B5]&amp; &quot;;&quot; &amp;[.C5]" office:value-type="string" office:string-value="Desenvolvimento;Python (V3.11);/usr/share/pixmaps/python3.11.xpm;evte -e /usr/bin/python3.11" calcext:value-type="string">
            <text:p>Desenvolvimento;Python (V3.11);/usr/share/pixmaps/python3.11.xpm;evte -e /usr/bin/python3.11</text:p>
          </table:table-cell>
          <table:table-cell table:formula="of:=&quot;&lt;item label=&quot;&quot;&quot; &amp; [.A5] &amp; &quot;&quot;&quot;|&lt;item label=&quot;&quot;&quot; &amp; [.A5] &amp; &quot;&quot;&quot; icon=&quot;&quot;&quot; &amp; [.B5] &amp; &quot;&quot;&quot;&gt;&lt;action name=&quot;&quot;Execute&quot;&quot;&gt;&lt;command&gt;&lt;![CDATA[&quot; &amp; [.C5] &amp; &quot;]]&gt;&lt;/command&gt;&lt;/action&gt;&lt;/item&gt;&quot;" office:value-type="string" office:string-value="&lt;item label=&quot;Python (V3.11)&quot;|&lt;item label=&quot;Python (V3.11)&quot; icon=&quot;/usr/share/pixmaps/python3.11.xpm&quot;&gt;&lt;action name=&quot;Execute&quot;&gt;&lt;command&gt;&lt;![CDATA[evte -e /usr/bin/python3.11]]&gt;&lt;/command&gt;&lt;/action&gt;&lt;/item&gt;" calcext:value-type="string">
            <text:p>&lt;item label="Python (V3.11)"|&lt;item label="Python (V3.11)" icon="/usr/share/pixmaps/python3.11.xpm"&gt;&lt;action name="Execute"&gt;&lt;command&gt;&lt;![CDATA[evte -e /usr/bin/python3.11]]&gt;&lt;/command&gt;&lt;/action&gt;&lt;/item&gt;</text:p>
          </table:table-cell>
          <table:table-cell/>
          <table:table-cell table:formula="of:=&quot;&lt;item label=&quot;&quot;&quot; &amp; [.A5] &amp; &quot;&quot;&quot; icon=&quot;&quot;&quot; &amp; [.B5] &amp; &quot;&quot;&quot;&gt;&lt;action name=&quot;&quot;execute&quot;&quot;&gt;&lt;command&gt;&lt;![CDATA[&quot; &amp; [.C5] &amp; &quot;]]&gt;&lt;/command&gt;&lt;/action&gt;&lt;/item&gt;&quot;" office:value-type="string" office:string-value="&lt;item label=&quot;Python (V3.11)&quot; icon=&quot;/usr/share/pixmaps/python3.11.xpm&quot;&gt;&lt;action name=&quot;execute&quot;&gt;&lt;command&gt;&lt;![CDATA[evte -e /usr/bin/python3.11]]&gt;&lt;/command&gt;&lt;/action&gt;&lt;/item&gt;" calcext:value-type="string">
            <text:p>&lt;item label="Python (V3.11)" icon="/usr/share/pixmaps/python3.11.xpm"&gt;&lt;action name="execute"&gt;&lt;command&gt;&lt;![CDATA[evte -e /usr/bin/python3.11]]&gt;&lt;/command&gt;&lt;/action&gt;&lt;/item&gt;</text:p>
          </table:table-cell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/usr/share/icons/hicolor/48x48/apps/gvim.png</text:p>
          </table:table-cell>
          <table:table-cell office:value-type="string" calcext:value-type="string">
            <text:p>vim</text:p>
          </table:table-cell>
          <table:table-cell table:formula="of:=&quot;Desenvolvimento;&quot;&amp; [.A6] &amp;&quot;;&quot; &amp;[.B6]&amp; &quot;;&quot; &amp;[.C6]" office:value-type="string" office:string-value="Desenvolvimento;Vim;/usr/share/icons/hicolor/48x48/apps/gvim.png;vim" calcext:value-type="string">
            <text:p>Desenvolvimento;Vim;/usr/share/icons/hicolor/48x48/apps/gvim.png;vim</text:p>
          </table:table-cell>
          <table:table-cell table:formula="of:=&quot;&lt;item label=&quot;&quot;&quot; &amp; [.A6] &amp; &quot;&quot;&quot;|&lt;item label=&quot;&quot;&quot; &amp; [.A6] &amp; &quot;&quot;&quot; icon=&quot;&quot;&quot; &amp; [.B6] &amp; &quot;&quot;&quot;&gt;&lt;action name=&quot;&quot;Execute&quot;&quot;&gt;&lt;command&gt;&lt;![CDATA[&quot; &amp; [.C6] &amp; &quot;]]&gt;&lt;/command&gt;&lt;/action&gt;&lt;/item&gt;&quot;" office:value-type="string" office:string-value="&lt;item label=&quot;Vim&quot;|&lt;item label=&quot;Vim&quot; icon=&quot;/usr/share/icons/hicolor/48x48/apps/gvim.png&quot;&gt;&lt;action name=&quot;Execute&quot;&gt;&lt;command&gt;&lt;![CDATA[vim]]&gt;&lt;/command&gt;&lt;/action&gt;&lt;/item&gt;" calcext:value-type="string">
            <text:p>&lt;item label="Vim"|&lt;item label="Vim" icon="/usr/share/icons/hicolor/48x48/apps/gvim.png"&gt;&lt;action name="Execute"&gt;&lt;command&gt;&lt;![CDATA[vim]]&gt;&lt;/command&gt;&lt;/action&gt;&lt;/item&gt;</text:p>
          </table:table-cell>
          <table:table-cell/>
          <table:table-cell table:formula="of:=&quot;&lt;item label=&quot;&quot;&quot; &amp; [.A6] &amp; &quot;&quot;&quot; icon=&quot;&quot;&quot; &amp; [.B6] &amp; &quot;&quot;&quot;&gt;&lt;action name=&quot;&quot;execute&quot;&quot;&gt;&lt;command&gt;&lt;![CDATA[&quot; &amp; [.C6] &amp; &quot;]]&gt;&lt;/command&gt;&lt;/action&gt;&lt;/item&gt;&quot;" office:value-type="string" office:string-value="&lt;item label=&quot;Vim&quot; icon=&quot;/usr/share/icons/hicolor/48x48/apps/gvim.png&quot;&gt;&lt;action name=&quot;execute&quot;&gt;&lt;command&gt;&lt;![CDATA[vim]]&gt;&lt;/command&gt;&lt;/action&gt;&lt;/item&gt;" calcext:value-type="string">
            <text:p>&lt;item label="Vim" icon="/usr/share/icons/hicolor/48x48/apps/gvim.png"&gt;&lt;action name="execute"&gt;&lt;command&gt;&lt;![CDATA[vim]]&gt;&lt;/command&gt;&lt;/action&gt;&lt;/item&gt;</text:p>
          </table:table-cell>
        </table:table-row>
        <table:table-row table:style-name="ro1">
          <table:table-cell office:value-type="string" calcext:value-type="string">
            <text:p>Document Viewer</text:p>
          </table:table-cell>
          <table:table-cell office:value-type="string" calcext:value-type="string">
            <text:p>/usr/share/icons/hicolor/scalable/apps/org.gnome.Evince.svg</text:p>
          </table:table-cell>
          <table:table-cell office:value-type="string" calcext:value-type="string">
            <text:p>evince</text:p>
          </table:table-cell>
          <table:table-cell table:formula="of:=&quot;Escritório;&quot;&amp; [.A7] &amp;&quot;;&quot; &amp;[.B7]&amp; &quot;;&quot; &amp;[.C7]" office:value-type="string" office:string-value="Escritório;Document Viewer;/usr/share/icons/hicolor/scalable/apps/org.gnome.Evince.svg;evince" calcext:value-type="string">
            <text:p>Escritório;Document Viewer;/usr/share/icons/hicolor/scalable/apps/org.gnome.Evince.svg;evince</text:p>
          </table:table-cell>
          <table:table-cell table:formula="of:=&quot;&lt;item label=&quot;&quot;&quot; &amp; [.A7] &amp; &quot;&quot;&quot;|&lt;item label=&quot;&quot;&quot; &amp; [.A7] &amp; &quot;&quot;&quot; icon=&quot;&quot;&quot; &amp; [.B7] &amp; &quot;&quot;&quot;&gt;&lt;action name=&quot;&quot;Execute&quot;&quot;&gt;&lt;command&gt;&lt;![CDATA[&quot; &amp; [.C7] &amp; &quot;]]&gt;&lt;/command&gt;&lt;/action&gt;&lt;/item&gt;&quot;" office:value-type="string" office:string-value="&lt;item label=&quot;Document Viewer&quot;|&lt;item label=&quot;Document Viewer&quot; icon=&quot;/usr/share/icons/hicolor/scalable/apps/org.gnome.Evince.svg&quot;&gt;&lt;action name=&quot;Execute&quot;&gt;&lt;command&gt;&lt;![CDATA[evince]]&gt;&lt;/command&gt;&lt;/action&gt;&lt;/item&gt;" calcext:value-type="string">
            <text:p>&lt;item label="Document Viewer"|&lt;item label="Document Viewer" icon="/usr/share/icons/hicolor/scalable/apps/org.gnome.Evince.svg"&gt;&lt;action name="Execute"&gt;&lt;command&gt;&lt;![CDATA[evince]]&gt;&lt;/command&gt;&lt;/action&gt;&lt;/item&gt;</text:p>
          </table:table-cell>
          <table:table-cell/>
          <table:table-cell table:formula="of:=&quot;&lt;item label=&quot;&quot;&quot; &amp; [.A7] &amp; &quot;&quot;&quot; icon=&quot;&quot;&quot; &amp; [.B7] &amp; &quot;&quot;&quot;&gt;&lt;action name=&quot;&quot;execute&quot;&quot;&gt;&lt;command&gt;&lt;![CDATA[&quot; &amp; [.C7] &amp; &quot;]]&gt;&lt;/command&gt;&lt;/action&gt;&lt;/item&gt;&quot;" office:value-type="string" office:string-value="&lt;item label=&quot;Document Viewer&quot; icon=&quot;/usr/share/icons/hicolor/scalable/apps/org.gnome.Evince.svg&quot;&gt;&lt;action name=&quot;execute&quot;&gt;&lt;command&gt;&lt;![CDATA[evince]]&gt;&lt;/command&gt;&lt;/action&gt;&lt;/item&gt;" calcext:value-type="string">
            <text:p>&lt;item label="Document Viewer" icon="/usr/share/icons/hicolor/scalable/apps/org.gnome.Evince.svg"&gt;&lt;action name="execute"&gt;&lt;command&gt;&lt;![CDATA[evince]]&gt;&lt;/command&gt;&lt;/action&gt;&lt;/item&gt;</text:p>
          </table:table-cell>
        </table:table-row>
        <table:table-row table:style-name="ro1">
          <table:table-cell office:value-type="string" calcext:value-type="string">
            <text:p>Fax Address Book</text:p>
          </table:table-cell>
          <table:table-cell office:value-type="string" calcext:value-type="string">
            <text:p>/usr/share/hplip/data/images/128x128/hp_logo.png</text:p>
          </table:table-cell>
          <table:table-cell office:value-type="string" calcext:value-type="string">
            <text:p>/bin/sh -c 'STARTED_FROM_MENU=yes /usr/bin/hp-fab’</text:p>
          </table:table-cell>
          <table:table-cell table:formula="of:=&quot;Escritório;&quot;&amp; [.A8] &amp;&quot;;&quot; &amp;[.B8]&amp; &quot;;&quot; &amp;[.C8]" office:value-type="string" office:string-value="Escritório;Fax Address Book;/usr/share/hplip/data/images/128x128/hp_logo.png;/bin/sh -c 'STARTED_FROM_MENU=yes /usr/bin/hp-fab’" calcext:value-type="string">
            <text:p>Escritório;Fax Address Book;/usr/share/hplip/data/images/128x128/hp_logo.png;/bin/sh -c 'STARTED_FROM_MENU=yes /usr/bin/hp-fab’</text:p>
          </table:table-cell>
          <table:table-cell table:formula="of:=&quot;&lt;item label=&quot;&quot;&quot; &amp; [.A8] &amp; &quot;&quot;&quot;|&lt;item label=&quot;&quot;&quot; &amp; [.A8] &amp; &quot;&quot;&quot; icon=&quot;&quot;&quot; &amp; [.B8] &amp; &quot;&quot;&quot;&gt;&lt;action name=&quot;&quot;Execute&quot;&quot;&gt;&lt;command&gt;&lt;![CDATA[&quot; &amp; [.C8] &amp; &quot;]]&gt;&lt;/command&gt;&lt;/action&gt;&lt;/item&gt;&quot;" office:value-type="string" office:string-value="&lt;item label=&quot;Fax Address Book&quot;|&lt;item label=&quot;Fax Address Book&quot; icon=&quot;/usr/share/hplip/data/images/128x128/hp_logo.png&quot;&gt;&lt;action name=&quot;Execute&quot;&gt;&lt;command&gt;&lt;![CDATA[/bin/sh -c 'STARTED_FROM_MENU=yes /usr/bin/hp-fab’]]&gt;&lt;/command&gt;&lt;/action&gt;&lt;/item&gt;" calcext:value-type="string">
            <text:p>&lt;item label="Fax Address Book"|&lt;item label="Fax Address Book" icon="/usr/share/hplip/data/images/128x128/hp_logo.png"&gt;&lt;action name="Execute"&gt;&lt;command&gt;&lt;![CDATA[/bin/sh -c 'STARTED_FROM_MENU=yes /usr/bin/hp-fab’]]&gt;&lt;/command&gt;&lt;/action&gt;&lt;/item&gt;</text:p>
          </table:table-cell>
          <table:table-cell/>
          <table:table-cell table:formula="of:=&quot;&lt;item label=&quot;&quot;&quot; &amp; [.A8] &amp; &quot;&quot;&quot; icon=&quot;&quot;&quot; &amp; [.B8] &amp; &quot;&quot;&quot;&gt;&lt;action name=&quot;&quot;execute&quot;&quot;&gt;&lt;command&gt;&lt;![CDATA[&quot; &amp; [.C8] &amp; &quot;]]&gt;&lt;/command&gt;&lt;/action&gt;&lt;/item&gt;&quot;" office:value-type="string" office:string-value="&lt;item label=&quot;Fax Address Book&quot; icon=&quot;/usr/share/hplip/data/images/128x128/hp_logo.png&quot;&gt;&lt;action name=&quot;execute&quot;&gt;&lt;command&gt;&lt;![CDATA[/bin/sh -c 'STARTED_FROM_MENU=yes /usr/bin/hp-fab’]]&gt;&lt;/command&gt;&lt;/action&gt;&lt;/item&gt;" calcext:value-type="string">
            <text:p>&lt;item label="Fax Address Book" icon="/usr/share/hplip/data/images/128x128/hp_logo.png"&gt;&lt;action name="execute"&gt;&lt;command&gt;&lt;![CDATA[/bin/sh -c 'STARTED_FROM_MENU=yes /usr/bin/hp-fab’]]&gt;&lt;/command&gt;&lt;/action&gt;&lt;/item&gt;</text:p>
          </table:table-cell>
        </table:table-row>
        <table:table-row table:style-name="ro1">
          <table:table-cell office:value-type="string" calcext:value-type="string">
            <text:p>Libreoffice Calc</text:p>
          </table:table-cell>
          <table:table-cell office:value-type="string" calcext:value-type="string">
            <text:p>/usr/share/icons/hicolor/128x128/apps/libreoffice-calc.png</text:p>
          </table:table-cell>
          <table:table-cell office:value-type="string" calcext:value-type="string">
            <text:p>libreoffice --calc</text:p>
          </table:table-cell>
          <table:table-cell table:formula="of:=&quot;Escritório;&quot;&amp; [.A9] &amp;&quot;;&quot; &amp;[.B9]&amp; &quot;;&quot; &amp;[.C9]" office:value-type="string" office:string-value="Escritório;Libreoffice Calc;/usr/share/icons/hicolor/128x128/apps/libreoffice-calc.png;libreoffice --calc" calcext:value-type="string">
            <text:p>Escritório;Libreoffice Calc;/usr/share/icons/hicolor/128x128/apps/libreoffice-calc.png;libreoffice --calc</text:p>
          </table:table-cell>
          <table:table-cell table:formula="of:=&quot;&lt;item label=&quot;&quot;&quot; &amp; [.A9] &amp; &quot;&quot;&quot;|&lt;item label=&quot;&quot;&quot; &amp; [.A9] &amp; &quot;&quot;&quot; icon=&quot;&quot;&quot; &amp; [.B9] &amp; &quot;&quot;&quot;&gt;&lt;action name=&quot;&quot;Execute&quot;&quot;&gt;&lt;command&gt;&lt;![CDATA[&quot; &amp; [.C9] &amp; &quot;]]&gt;&lt;/command&gt;&lt;/action&gt;&lt;/item&gt;&quot;" office:value-type="string" office:string-value="&lt;item label=&quot;Libreoffice Calc&quot;|&lt;item label=&quot;Libreoffice Calc&quot; icon=&quot;/usr/share/icons/hicolor/128x128/apps/libreoffice-calc.png&quot;&gt;&lt;action name=&quot;Execute&quot;&gt;&lt;command&gt;&lt;![CDATA[libreoffice --calc]]&gt;&lt;/command&gt;&lt;/action&gt;&lt;/item&gt;" calcext:value-type="string">
            <text:p>&lt;item label="Libreoffice Calc"|&lt;item label="Libreoffice Calc" icon="/usr/share/icons/hicolor/128x128/apps/libreoffice-calc.png"&gt;&lt;action name="Execute"&gt;&lt;command&gt;&lt;![CDATA[libreoffice --calc]]&gt;&lt;/command&gt;&lt;/action&gt;&lt;/item&gt;</text:p>
          </table:table-cell>
          <table:table-cell/>
          <table:table-cell table:formula="of:=&quot;&lt;item label=&quot;&quot;&quot; &amp; [.A9] &amp; &quot;&quot;&quot; icon=&quot;&quot;&quot; &amp; [.B9] &amp; &quot;&quot;&quot;&gt;&lt;action name=&quot;&quot;execute&quot;&quot;&gt;&lt;command&gt;&lt;![CDATA[&quot; &amp; [.C9] &amp; &quot;]]&gt;&lt;/command&gt;&lt;/action&gt;&lt;/item&gt;&quot;" office:value-type="string" office:string-value="&lt;item label=&quot;Libreoffice Calc&quot; icon=&quot;/usr/share/icons/hicolor/128x128/apps/libreoffice-calc.png&quot;&gt;&lt;action name=&quot;execute&quot;&gt;&lt;command&gt;&lt;![CDATA[libreoffice --calc]]&gt;&lt;/command&gt;&lt;/action&gt;&lt;/item&gt;" calcext:value-type="string">
            <text:p>&lt;item label="Libreoffice Calc" icon="/usr/share/icons/hicolor/128x128/apps/libreoffice-calc.png"&gt;&lt;action name="execute"&gt;&lt;command&gt;&lt;![CDATA[libreoffice --calc]]&gt;&lt;/command&gt;&lt;/action&gt;&lt;/item&gt;</text:p>
          </table:table-cell>
        </table:table-row>
        <table:table-row table:style-name="ro1">
          <table:table-cell office:value-type="string" calcext:value-type="string">
            <text:p>Libreoffice Draw</text:p>
          </table:table-cell>
          <table:table-cell office:value-type="string" calcext:value-type="string">
            <text:p>/usr/share/icons/hicolor/128x128/apps/libreoffice-draw.png</text:p>
          </table:table-cell>
          <table:table-cell office:value-type="string" calcext:value-type="string">
            <text:p>libreoffice --draw</text:p>
          </table:table-cell>
          <table:table-cell table:formula="of:=&quot;Escritório;&quot;&amp; [.A10] &amp;&quot;;&quot; &amp;[.B10]&amp; &quot;;&quot; &amp;[.C10]" office:value-type="string" office:string-value="Escritório;Libreoffice Draw;/usr/share/icons/hicolor/128x128/apps/libreoffice-draw.png;libreoffice --draw" calcext:value-type="string">
            <text:p>Escritório;Libreoffice Draw;/usr/share/icons/hicolor/128x128/apps/libreoffice-draw.png;libreoffice --draw</text:p>
          </table:table-cell>
          <table:table-cell table:formula="of:=&quot;&lt;item label=&quot;&quot;&quot; &amp; [.A10] &amp; &quot;&quot;&quot;|&lt;item label=&quot;&quot;&quot; &amp; [.A10] &amp; &quot;&quot;&quot; icon=&quot;&quot;&quot; &amp; [.B10] &amp; &quot;&quot;&quot;&gt;&lt;action name=&quot;&quot;Execute&quot;&quot;&gt;&lt;command&gt;&lt;![CDATA[&quot; &amp; [.C10] &amp; &quot;]]&gt;&lt;/command&gt;&lt;/action&gt;&lt;/item&gt;&quot;" office:value-type="string" office:string-value="&lt;item label=&quot;Libreoffice Draw&quot;|&lt;item label=&quot;Libreoffice Draw&quot; icon=&quot;/usr/share/icons/hicolor/128x128/apps/libreoffice-draw.png&quot;&gt;&lt;action name=&quot;Execute&quot;&gt;&lt;command&gt;&lt;![CDATA[libreoffice --draw]]&gt;&lt;/command&gt;&lt;/action&gt;&lt;/item&gt;" calcext:value-type="string">
            <text:p>&lt;item label="Libreoffice Draw"|&lt;item label="Libreoffice Draw" icon="/usr/share/icons/hicolor/128x128/apps/libreoffice-draw.png"&gt;&lt;action name="Execute"&gt;&lt;command&gt;&lt;![CDATA[libreoffice --draw]]&gt;&lt;/command&gt;&lt;/action&gt;&lt;/item&gt;</text:p>
          </table:table-cell>
          <table:table-cell/>
          <table:table-cell table:formula="of:=&quot;&lt;item label=&quot;&quot;&quot; &amp; [.A10] &amp; &quot;&quot;&quot; icon=&quot;&quot;&quot; &amp; [.B10] &amp; &quot;&quot;&quot;&gt;&lt;action name=&quot;&quot;execute&quot;&quot;&gt;&lt;command&gt;&lt;![CDATA[&quot; &amp; [.C10] &amp; &quot;]]&gt;&lt;/command&gt;&lt;/action&gt;&lt;/item&gt;&quot;" office:value-type="string" office:string-value="&lt;item label=&quot;Libreoffice Draw&quot; icon=&quot;/usr/share/icons/hicolor/128x128/apps/libreoffice-draw.png&quot;&gt;&lt;action name=&quot;execute&quot;&gt;&lt;command&gt;&lt;![CDATA[libreoffice --draw]]&gt;&lt;/command&gt;&lt;/action&gt;&lt;/item&gt;" calcext:value-type="string">
            <text:p>&lt;item label="Libreoffice Draw" icon="/usr/share/icons/hicolor/128x128/apps/libreoffice-draw.png"&gt;&lt;action name="execute"&gt;&lt;command&gt;&lt;![CDATA[libreoffice --draw]]&gt;&lt;/command&gt;&lt;/action&gt;&lt;/item&gt;</text:p>
          </table:table-cell>
        </table:table-row>
        <table:table-row table:style-name="ro1">
          <table:table-cell office:value-type="string" calcext:value-type="string">
            <text:p>Libreoffice Impress</text:p>
          </table:table-cell>
          <table:table-cell office:value-type="string" calcext:value-type="string">
            <text:p>/usr/share/icons/hicolor/128x128/apps/libreoffice-impress.png</text:p>
          </table:table-cell>
          <table:table-cell office:value-type="string" calcext:value-type="string">
            <text:p>libreoffice --impress</text:p>
          </table:table-cell>
          <table:table-cell table:formula="of:=&quot;Escritório;&quot;&amp; [.A11] &amp;&quot;;&quot; &amp;[.B11]&amp; &quot;;&quot; &amp;[.C11]" office:value-type="string" office:string-value="Escritório;Libreoffice Impress;/usr/share/icons/hicolor/128x128/apps/libreoffice-impress.png;libreoffice --impress" calcext:value-type="string">
            <text:p>Escritório;Libreoffice Impress;/usr/share/icons/hicolor/128x128/apps/libreoffice-impress.png;libreoffice --impress</text:p>
          </table:table-cell>
          <table:table-cell table:formula="of:=&quot;&lt;item label=&quot;&quot;&quot; &amp; [.A11] &amp; &quot;&quot;&quot;|&lt;item label=&quot;&quot;&quot; &amp; [.A11] &amp; &quot;&quot;&quot; icon=&quot;&quot;&quot; &amp; [.B11] &amp; &quot;&quot;&quot;&gt;&lt;action name=&quot;&quot;Execute&quot;&quot;&gt;&lt;command&gt;&lt;![CDATA[&quot; &amp; [.C11] &amp; &quot;]]&gt;&lt;/command&gt;&lt;/action&gt;&lt;/item&gt;&quot;" office:value-type="string" office:string-value="&lt;item label=&quot;Libreoffice Impress&quot;|&lt;item label=&quot;Libreoffice Impress&quot; icon=&quot;/usr/share/icons/hicolor/128x128/apps/libreoffice-impress.png&quot;&gt;&lt;action name=&quot;Execute&quot;&gt;&lt;command&gt;&lt;![CDATA[libreoffice --impress]]&gt;&lt;/command&gt;&lt;/action&gt;&lt;/item&gt;" calcext:value-type="string">
            <text:p>&lt;item label="Libreoffice Impress"|&lt;item label="Libreoffice Impress" icon="/usr/share/icons/hicolor/128x128/apps/libreoffice-impress.png"&gt;&lt;action name="Execute"&gt;&lt;command&gt;&lt;![CDATA[libreoffice --impress]]&gt;&lt;/command&gt;&lt;/action&gt;&lt;/item&gt;</text:p>
          </table:table-cell>
          <table:table-cell/>
          <table:table-cell table:formula="of:=&quot;&lt;item label=&quot;&quot;&quot; &amp; [.A11] &amp; &quot;&quot;&quot; icon=&quot;&quot;&quot; &amp; [.B11] &amp; &quot;&quot;&quot;&gt;&lt;action name=&quot;&quot;execute&quot;&quot;&gt;&lt;command&gt;&lt;![CDATA[&quot; &amp; [.C11] &amp; &quot;]]&gt;&lt;/command&gt;&lt;/action&gt;&lt;/item&gt;&quot;" office:value-type="string" office:string-value="&lt;item label=&quot;Libreoffice Impress&quot; icon=&quot;/usr/share/icons/hicolor/128x128/apps/libreoffice-impress.png&quot;&gt;&lt;action name=&quot;execute&quot;&gt;&lt;command&gt;&lt;![CDATA[libreoffice --impress]]&gt;&lt;/command&gt;&lt;/action&gt;&lt;/item&gt;" calcext:value-type="string">
            <text:p>&lt;item label="Libreoffice Impress" icon="/usr/share/icons/hicolor/128x128/apps/libreoffice-impress.png"&gt;&lt;action name="execute"&gt;&lt;command&gt;&lt;![CDATA[libreoffice --impress]]&gt;&lt;/command&gt;&lt;/action&gt;&lt;/item&gt;</text:p>
          </table:table-cell>
        </table:table-row>
        <table:table-row table:style-name="ro1">
          <table:table-cell office:value-type="string" calcext:value-type="string">
            <text:p>Libreoffice Math</text:p>
          </table:table-cell>
          <table:table-cell office:value-type="string" calcext:value-type="string">
            <text:p>/usr/share/icons/hicolor/128x128/apps/libreoffice-math.png</text:p>
          </table:table-cell>
          <table:table-cell office:value-type="string" calcext:value-type="string">
            <text:p>libreoffice --math</text:p>
          </table:table-cell>
          <table:table-cell table:formula="of:=&quot;Escritório;&quot;&amp; [.A12] &amp;&quot;;&quot; &amp;[.B12]&amp; &quot;;&quot; &amp;[.C12]" office:value-type="string" office:string-value="Escritório;Libreoffice Math;/usr/share/icons/hicolor/128x128/apps/libreoffice-math.png;libreoffice --math" calcext:value-type="string">
            <text:p>Escritório;Libreoffice Math;/usr/share/icons/hicolor/128x128/apps/libreoffice-math.png;libreoffice --math</text:p>
          </table:table-cell>
          <table:table-cell table:formula="of:=&quot;&lt;item label=&quot;&quot;&quot; &amp; [.A12] &amp; &quot;&quot;&quot;|&lt;item label=&quot;&quot;&quot; &amp; [.A12] &amp; &quot;&quot;&quot; icon=&quot;&quot;&quot; &amp; [.B12] &amp; &quot;&quot;&quot;&gt;&lt;action name=&quot;&quot;Execute&quot;&quot;&gt;&lt;command&gt;&lt;![CDATA[&quot; &amp; [.C12] &amp; &quot;]]&gt;&lt;/command&gt;&lt;/action&gt;&lt;/item&gt;&quot;" office:value-type="string" office:string-value="&lt;item label=&quot;Libreoffice Math&quot;|&lt;item label=&quot;Libreoffice Math&quot; icon=&quot;/usr/share/icons/hicolor/128x128/apps/libreoffice-math.png&quot;&gt;&lt;action name=&quot;Execute&quot;&gt;&lt;command&gt;&lt;![CDATA[libreoffice --math]]&gt;&lt;/command&gt;&lt;/action&gt;&lt;/item&gt;" calcext:value-type="string">
            <text:p>&lt;item label="Libreoffice Math"|&lt;item label="Libreoffice Math" icon="/usr/share/icons/hicolor/128x128/apps/libreoffice-math.png"&gt;&lt;action name="Execute"&gt;&lt;command&gt;&lt;![CDATA[libreoffice --math]]&gt;&lt;/command&gt;&lt;/action&gt;&lt;/item&gt;</text:p>
          </table:table-cell>
          <table:table-cell/>
          <table:table-cell table:formula="of:=&quot;&lt;item label=&quot;&quot;&quot; &amp; [.A12] &amp; &quot;&quot;&quot; icon=&quot;&quot;&quot; &amp; [.B12] &amp; &quot;&quot;&quot;&gt;&lt;action name=&quot;&quot;execute&quot;&quot;&gt;&lt;command&gt;&lt;![CDATA[&quot; &amp; [.C12] &amp; &quot;]]&gt;&lt;/command&gt;&lt;/action&gt;&lt;/item&gt;&quot;" office:value-type="string" office:string-value="&lt;item label=&quot;Libreoffice Math&quot; icon=&quot;/usr/share/icons/hicolor/128x128/apps/libreoffice-math.png&quot;&gt;&lt;action name=&quot;execute&quot;&gt;&lt;command&gt;&lt;![CDATA[libreoffice --math]]&gt;&lt;/command&gt;&lt;/action&gt;&lt;/item&gt;" calcext:value-type="string">
            <text:p>&lt;item label="Libreoffice Math" icon="/usr/share/icons/hicolor/128x128/apps/libreoffice-math.png"&gt;&lt;action name="execute"&gt;&lt;command&gt;&lt;![CDATA[libreoffice --math]]&gt;&lt;/command&gt;&lt;/action&gt;&lt;/item&gt;</text:p>
          </table:table-cell>
        </table:table-row>
        <table:table-row table:style-name="ro1">
          <table:table-cell office:value-type="string" calcext:value-type="string">
            <text:p>Libreoffice Start Center</text:p>
          </table:table-cell>
          <table:table-cell office:value-type="string" calcext:value-type="string">
            <text:p>/usr/share/icons/hicolor/128x128/apps/libreoffice-startcenter.png</text:p>
          </table:table-cell>
          <table:table-cell office:value-type="string" calcext:value-type="string">
            <text:p>libreoffice</text:p>
          </table:table-cell>
          <table:table-cell table:formula="of:=&quot;Escritório;&quot;&amp; [.A13] &amp;&quot;;&quot; &amp;[.B13]&amp; &quot;;&quot; &amp;[.C13]" office:value-type="string" office:string-value="Escritório;Libreoffice Start Center;/usr/share/icons/hicolor/128x128/apps/libreoffice-startcenter.png;libreoffice" calcext:value-type="string">
            <text:p>Escritório;Libreoffice Start Center;/usr/share/icons/hicolor/128x128/apps/libreoffice-startcenter.png;libreoffice</text:p>
          </table:table-cell>
          <table:table-cell table:formula="of:=&quot;&lt;item label=&quot;&quot;&quot; &amp; [.A13] &amp; &quot;&quot;&quot;|&lt;item label=&quot;&quot;&quot; &amp; [.A13] &amp; &quot;&quot;&quot; icon=&quot;&quot;&quot; &amp; [.B13] &amp; &quot;&quot;&quot;&gt;&lt;action name=&quot;&quot;Execute&quot;&quot;&gt;&lt;command&gt;&lt;![CDATA[&quot; &amp; [.C13] &amp; &quot;]]&gt;&lt;/command&gt;&lt;/action&gt;&lt;/item&gt;&quot;" office:value-type="string" office:string-value="&lt;item label=&quot;Libreoffice Start Center&quot;|&lt;item label=&quot;Libreoffice Start Center&quot; icon=&quot;/usr/share/icons/hicolor/128x128/apps/libreoffice-startcenter.png&quot;&gt;&lt;action name=&quot;Execute&quot;&gt;&lt;command&gt;&lt;![CDATA[libreoffice]]&gt;&lt;/command&gt;&lt;/action&gt;&lt;/item&gt;" calcext:value-type="string">
            <text:p>&lt;item label="Libreoffice Start Center"|&lt;item label="Libreoffice Start Center" icon="/usr/share/icons/hicolor/128x128/apps/libreoffice-startcenter.png"&gt;&lt;action name="Execute"&gt;&lt;command&gt;&lt;![CDATA[libreoffice]]&gt;&lt;/command&gt;&lt;/action&gt;&lt;/item&gt;</text:p>
          </table:table-cell>
          <table:table-cell/>
          <table:table-cell table:formula="of:=&quot;&lt;item label=&quot;&quot;&quot; &amp; [.A13] &amp; &quot;&quot;&quot; icon=&quot;&quot;&quot; &amp; [.B13] &amp; &quot;&quot;&quot;&gt;&lt;action name=&quot;&quot;execute&quot;&quot;&gt;&lt;command&gt;&lt;![CDATA[&quot; &amp; [.C13] &amp; &quot;]]&gt;&lt;/command&gt;&lt;/action&gt;&lt;/item&gt;&quot;" office:value-type="string" office:string-value="&lt;item label=&quot;Libreoffice Start Center&quot; icon=&quot;/usr/share/icons/hicolor/128x128/apps/libreoffice-startcenter.png&quot;&gt;&lt;action name=&quot;execute&quot;&gt;&lt;command&gt;&lt;![CDATA[libreoffice]]&gt;&lt;/command&gt;&lt;/action&gt;&lt;/item&gt;" calcext:value-type="string">
            <text:p>&lt;item label="Libreoffice Start Center" icon="/usr/share/icons/hicolor/128x128/apps/libreoffice-startcenter.png"&gt;&lt;action name="execute"&gt;&lt;command&gt;&lt;![CDATA[libreoffice]]&gt;&lt;/command&gt;&lt;/action&gt;&lt;/item&gt;</text:p>
          </table:table-cell>
        </table:table-row>
        <table:table-row table:style-name="ro1">
          <table:table-cell office:value-type="string" calcext:value-type="string">
            <text:p>Libreoffice Writer</text:p>
          </table:table-cell>
          <table:table-cell office:value-type="string" calcext:value-type="string">
            <text:p>/usr/share/icons/hicolor/128x128/apps/libreoffice-writer.png</text:p>
          </table:table-cell>
          <table:table-cell office:value-type="string" calcext:value-type="string">
            <text:p>libreoffice --writer</text:p>
          </table:table-cell>
          <table:table-cell table:formula="of:=&quot;Escritório;&quot;&amp; [.A14] &amp;&quot;;&quot; &amp;[.B14]&amp; &quot;;&quot; &amp;[.C14]" office:value-type="string" office:string-value="Escritório;Libreoffice Writer;/usr/share/icons/hicolor/128x128/apps/libreoffice-writer.png;libreoffice --writer" calcext:value-type="string">
            <text:p>Escritório;Libreoffice Writer;/usr/share/icons/hicolor/128x128/apps/libreoffice-writer.png;libreoffice --writer</text:p>
          </table:table-cell>
          <table:table-cell table:formula="of:=&quot;&lt;item label=&quot;&quot;&quot; &amp; [.A14] &amp; &quot;&quot;&quot;|&lt;item label=&quot;&quot;&quot; &amp; [.A14] &amp; &quot;&quot;&quot; icon=&quot;&quot;&quot; &amp; [.B14] &amp; &quot;&quot;&quot;&gt;&lt;action name=&quot;&quot;Execute&quot;&quot;&gt;&lt;command&gt;&lt;![CDATA[&quot; &amp; [.C14] &amp; &quot;]]&gt;&lt;/command&gt;&lt;/action&gt;&lt;/item&gt;&quot;" office:value-type="string" office:string-value="&lt;item label=&quot;Libreoffice Writer&quot;|&lt;item label=&quot;Libreoffice Writer&quot; icon=&quot;/usr/share/icons/hicolor/128x128/apps/libreoffice-writer.png&quot;&gt;&lt;action name=&quot;Execute&quot;&gt;&lt;command&gt;&lt;![CDATA[libreoffice --writer]]&gt;&lt;/command&gt;&lt;/action&gt;&lt;/item&gt;" calcext:value-type="string">
            <text:p>&lt;item label="Libreoffice Writer"|&lt;item label="Libreoffice Writer" icon="/usr/share/icons/hicolor/128x128/apps/libreoffice-writer.png"&gt;&lt;action name="Execute"&gt;&lt;command&gt;&lt;![CDATA[libreoffice --writer]]&gt;&lt;/command&gt;&lt;/action&gt;&lt;/item&gt;</text:p>
          </table:table-cell>
          <table:table-cell/>
          <table:table-cell table:formula="of:=&quot;&lt;item label=&quot;&quot;&quot; &amp; [.A14] &amp; &quot;&quot;&quot; icon=&quot;&quot;&quot; &amp; [.B14] &amp; &quot;&quot;&quot;&gt;&lt;action name=&quot;&quot;execute&quot;&quot;&gt;&lt;command&gt;&lt;![CDATA[&quot; &amp; [.C14] &amp; &quot;]]&gt;&lt;/command&gt;&lt;/action&gt;&lt;/item&gt;&quot;" office:value-type="string" office:string-value="&lt;item label=&quot;Libreoffice Writer&quot; icon=&quot;/usr/share/icons/hicolor/128x128/apps/libreoffice-writer.png&quot;&gt;&lt;action name=&quot;execute&quot;&gt;&lt;command&gt;&lt;![CDATA[libreoffice --writer]]&gt;&lt;/command&gt;&lt;/action&gt;&lt;/item&gt;" calcext:value-type="string">
            <text:p>&lt;item label="Libreoffice Writer" icon="/usr/share/icons/hicolor/128x128/apps/libreoffice-writer.png"&gt;&lt;action name="execute"&gt;&lt;command&gt;&lt;![CDATA[libreoffice --writer]]&gt;&lt;/command&gt;&lt;/action&gt;&lt;/item&gt;</text:p>
          </table:table-cell>
        </table:table-row>
        <table:table-row table:style-name="ro1">
          <table:table-cell office:value-type="string" calcext:value-type="string">
            <text:p>Libreoffice Xslt Based Filters</text:p>
          </table:table-cell>
          <table:table-cell office:value-type="string" calcext:value-type="string">
            <text:p>/usr/share/icons/hicolor/scalable/apps/libreoffice-extension.svg</text:p>
          </table:table-cell>
          <table:table-cell office:value-type="string" calcext:value-type="string">
            <text:p>libreoffice %U</text:p>
          </table:table-cell>
          <table:table-cell table:formula="of:=&quot;Escritório;&quot;&amp; [.A15] &amp;&quot;;&quot; &amp;[.B15]&amp; &quot;;&quot; &amp;[.C15]" office:value-type="string" office:string-value="Escritório;Libreoffice Xslt Based Filters;/usr/share/icons/hicolor/scalable/apps/libreoffice-extension.svg;libreoffice %U" calcext:value-type="string">
            <text:p>Escritório;Libreoffice Xslt Based Filters;/usr/share/icons/hicolor/scalable/apps/libreoffice-extension.svg;libreoffice %U</text:p>
          </table:table-cell>
          <table:table-cell table:formula="of:=&quot;&lt;item label=&quot;&quot;&quot; &amp; [.A15] &amp; &quot;&quot;&quot;|&lt;item label=&quot;&quot;&quot; &amp; [.A15] &amp; &quot;&quot;&quot; icon=&quot;&quot;&quot; &amp; [.B15] &amp; &quot;&quot;&quot;&gt;&lt;action name=&quot;&quot;Execute&quot;&quot;&gt;&lt;command&gt;&lt;![CDATA[&quot; &amp; [.C15] &amp; &quot;]]&gt;&lt;/command&gt;&lt;/action&gt;&lt;/item&gt;&quot;" office:value-type="string" office:string-value="&lt;item label=&quot;Libreoffice Xslt Based Filters&quot;|&lt;item label=&quot;Libreoffice Xslt Based Filters&quot; icon=&quot;/usr/share/icons/hicolor/scalable/apps/libreoffice-extension.svg&quot;&gt;&lt;action name=&quot;Execute&quot;&gt;&lt;command&gt;&lt;![CDATA[libreoffice %U]]&gt;&lt;/command&gt;&lt;/action&gt;&lt;/item&gt;" calcext:value-type="string">
            <text:p>&lt;item label="Libreoffice Xslt Based Filters"|&lt;item label="Libreoffice Xslt Based Filters" icon="/usr/share/icons/hicolor/scalable/apps/libreoffice-extension.svg"&gt;&lt;action name="Execute"&gt;&lt;command&gt;&lt;![CDATA[libreoffice %U]]&gt;&lt;/command&gt;&lt;/action&gt;&lt;/item&gt;</text:p>
          </table:table-cell>
          <table:table-cell/>
          <table:table-cell table:formula="of:=&quot;&lt;item label=&quot;&quot;&quot; &amp; [.A15] &amp; &quot;&quot;&quot; icon=&quot;&quot;&quot; &amp; [.B15] &amp; &quot;&quot;&quot;&gt;&lt;action name=&quot;&quot;execute&quot;&quot;&gt;&lt;command&gt;&lt;![CDATA[&quot; &amp; [.C15] &amp; &quot;]]&gt;&lt;/command&gt;&lt;/action&gt;&lt;/item&gt;&quot;" office:value-type="string" office:string-value="&lt;item label=&quot;Libreoffice Xslt Based Filters&quot; icon=&quot;/usr/share/icons/hicolor/scalable/apps/libreoffice-extension.svg&quot;&gt;&lt;action name=&quot;execute&quot;&gt;&lt;command&gt;&lt;![CDATA[libreoffice %U]]&gt;&lt;/command&gt;&lt;/action&gt;&lt;/item&gt;" calcext:value-type="string">
            <text:p>&lt;item label="Libreoffice Xslt Based Filters" icon="/usr/share/icons/hicolor/scalable/apps/libreoffice-extension.svg"&gt;&lt;action name="execute"&gt;&lt;command&gt;&lt;![CDATA[libreoffice %U]]&gt;&lt;/command&gt;&lt;/action&gt;&lt;/item&gt;</text:p>
          </table:table-cell>
        </table:table-row>
        <table:table-row table:style-name="ro1">
          <table:table-cell office:value-type="string" calcext:value-type="string">
            <text:p>Pdf24 Tools</text:p>
          </table:table-cell>
          <table:table-cell office:value-type="string" calcext:value-type="string">
            <text:p>/usr/share/icons/pdf24-tools.png</text:p>
          </table:table-cell>
          <table:table-cell office:value-type="string" calcext:value-type="string">
            <text:p>/opt/google/chrome/google-chrome --profile-directory=Default --app-id=cllogjpmmedddjlbjdbknmffboklagfp</text:p>
          </table:table-cell>
          <table:table-cell table:formula="of:=&quot;Escritório;&quot;&amp; [.A16] &amp;&quot;;&quot; &amp;[.B16]&amp; &quot;;&quot; &amp;[.C16]" office:value-type="string" office:string-value="Escritório;Pdf24 Tools;/usr/share/icons/pdf24-tools.png;/opt/google/chrome/google-chrome --profile-directory=Default --app-id=cllogjpmmedddjlbjdbknmffboklagfp" calcext:value-type="string">
            <text:p>Escritório;Pdf24 Tools;/usr/share/icons/pdf24-tools.png;/opt/google/chrome/google-chrome --profile-directory=Default --app-id=cllogjpmmedddjlbjdbknmffboklagfp</text:p>
          </table:table-cell>
          <table:table-cell table:formula="of:=&quot;&lt;item label=&quot;&quot;&quot; &amp; [.A16] &amp; &quot;&quot;&quot;|&lt;item label=&quot;&quot;&quot; &amp; [.A16] &amp; &quot;&quot;&quot; icon=&quot;&quot;&quot; &amp; [.B16] &amp; &quot;&quot;&quot;&gt;&lt;action name=&quot;&quot;Execute&quot;&quot;&gt;&lt;command&gt;&lt;![CDATA[&quot; &amp; [.C16] &amp; &quot;]]&gt;&lt;/command&gt;&lt;/action&gt;&lt;/item&gt;&quot;" office:value-type="string" office:string-value="&lt;item label=&quot;Pdf24 Tools&quot;|&lt;item label=&quot;Pdf24 Tools&quot; icon=&quot;/usr/share/icons/pdf24-tools.png&quot;&gt;&lt;action name=&quot;Execute&quot;&gt;&lt;command&gt;&lt;![CDATA[/opt/google/chrome/google-chrome --profile-directory=Default --app-id=cllogjpmmedddjlbjdbknmffboklagfp]]&gt;&lt;/command&gt;&lt;/action&gt;&lt;/item&gt;" calcext:value-type="string">
            <text:p>&lt;item label="Pdf24 Tools"|&lt;item label="Pdf24 Tools" icon="/usr/share/icons/pdf24-tools.png"&gt;&lt;action name="Execute"&gt;&lt;command&gt;&lt;![CDATA[/opt/google/chrome/google-chrome --profile-directory=Default --app-id=cllogjpmmedddjlbjdbknmffboklagfp]]&gt;&lt;/command&gt;&lt;/action&gt;&lt;/item&gt;</text:p>
          </table:table-cell>
          <table:table-cell/>
          <table:table-cell table:formula="of:=&quot;&lt;item label=&quot;&quot;&quot; &amp; [.A16] &amp; &quot;&quot;&quot; icon=&quot;&quot;&quot; &amp; [.B16] &amp; &quot;&quot;&quot;&gt;&lt;action name=&quot;&quot;execute&quot;&quot;&gt;&lt;command&gt;&lt;![CDATA[&quot; &amp; [.C16] &amp; &quot;]]&gt;&lt;/command&gt;&lt;/action&gt;&lt;/item&gt;&quot;" office:value-type="string" office:string-value="&lt;item label=&quot;Pdf24 Tools&quot; icon=&quot;/usr/share/icons/pdf24-tools.png&quot;&gt;&lt;action name=&quot;execute&quot;&gt;&lt;command&gt;&lt;![CDATA[/opt/google/chrome/google-chrome --profile-directory=Default --app-id=cllogjpmmedddjlbjdbknmffboklagfp]]&gt;&lt;/command&gt;&lt;/action&gt;&lt;/item&gt;" calcext:value-type="string">
            <text:p>&lt;item label="Pdf24 Tools" icon="/usr/share/icons/pdf24-tools.png"&gt;&lt;action name="execute"&gt;&lt;command&gt;&lt;![CDATA[/opt/google/chrome/google-chrome --profile-directory=Default --app-id=cllogjpmmedddjlbjdbknmffboklagfp]]&gt;&lt;/command&gt;&lt;/action&gt;&lt;/item&gt;</text:p>
          </table:table-cell>
        </table:table-row>
        <table:table-row table:style-name="ro1">
          <table:table-cell office:value-type="string" calcext:value-type="string">
            <text:p>Print Preview</text:p>
          </table:table-cell>
          <table:table-cell office:value-type="string" calcext:value-type="string">
            <text:p>/usr/share/icons/hicolor/scalable/apps/org.gnome.Evince.svg</text:p>
          </table:table-cell>
          <table:table-cell office:value-type="string" calcext:value-type="string">
            <text:p>evince-previewer</text:p>
          </table:table-cell>
          <table:table-cell table:formula="of:=&quot;Escritório;&quot;&amp; [.A17] &amp;&quot;;&quot; &amp;[.B17]&amp; &quot;;&quot; &amp;[.C17]" office:value-type="string" office:string-value="Escritório;Print Preview;/usr/share/icons/hicolor/scalable/apps/org.gnome.Evince.svg;evince-previewer" calcext:value-type="string">
            <text:p>Escritório;Print Preview;/usr/share/icons/hicolor/scalable/apps/org.gnome.Evince.svg;evince-previewer</text:p>
          </table:table-cell>
          <table:table-cell table:formula="of:=&quot;&lt;item label=&quot;&quot;&quot; &amp; [.A17] &amp; &quot;&quot;&quot;|&lt;item label=&quot;&quot;&quot; &amp; [.A17] &amp; &quot;&quot;&quot; icon=&quot;&quot;&quot; &amp; [.B17] &amp; &quot;&quot;&quot;&gt;&lt;action name=&quot;&quot;Execute&quot;&quot;&gt;&lt;command&gt;&lt;![CDATA[&quot; &amp; [.C17] &amp; &quot;]]&gt;&lt;/command&gt;&lt;/action&gt;&lt;/item&gt;&quot;" office:value-type="string" office:string-value="&lt;item label=&quot;Print Preview&quot;|&lt;item label=&quot;Print Preview&quot; icon=&quot;/usr/share/icons/hicolor/scalable/apps/org.gnome.Evince.svg&quot;&gt;&lt;action name=&quot;Execute&quot;&gt;&lt;command&gt;&lt;![CDATA[evince-previewer]]&gt;&lt;/command&gt;&lt;/action&gt;&lt;/item&gt;" calcext:value-type="string">
            <text:p>&lt;item label="Print Preview"|&lt;item label="Print Preview" icon="/usr/share/icons/hicolor/scalable/apps/org.gnome.Evince.svg"&gt;&lt;action name="Execute"&gt;&lt;command&gt;&lt;![CDATA[evince-previewer]]&gt;&lt;/command&gt;&lt;/action&gt;&lt;/item&gt;</text:p>
          </table:table-cell>
          <table:table-cell/>
          <table:table-cell table:formula="of:=&quot;&lt;item label=&quot;&quot;&quot; &amp; [.A17] &amp; &quot;&quot;&quot; icon=&quot;&quot;&quot; &amp; [.B17] &amp; &quot;&quot;&quot;&gt;&lt;action name=&quot;&quot;execute&quot;&quot;&gt;&lt;command&gt;&lt;![CDATA[&quot; &amp; [.C17] &amp; &quot;]]&gt;&lt;/command&gt;&lt;/action&gt;&lt;/item&gt;&quot;" office:value-type="string" office:string-value="&lt;item label=&quot;Print Preview&quot; icon=&quot;/usr/share/icons/hicolor/scalable/apps/org.gnome.Evince.svg&quot;&gt;&lt;action name=&quot;execute&quot;&gt;&lt;command&gt;&lt;![CDATA[evince-previewer]]&gt;&lt;/command&gt;&lt;/action&gt;&lt;/item&gt;" calcext:value-type="string">
            <text:p>&lt;item label="Print Preview" icon="/usr/share/icons/hicolor/scalable/apps/org.gnome.Evince.svg"&gt;&lt;action name="execute"&gt;&lt;command&gt;&lt;![CDATA[evince-previewer]]&gt;&lt;/command&gt;&lt;/action&gt;&lt;/item&gt;</text:p>
          </table:table-cell>
        </table:table-row>
        <table:table-row table:style-name="ro1">
          <table:table-cell office:value-type="string" calcext:value-type="string">
            <text:p>Scribus</text:p>
          </table:table-cell>
          <table:table-cell office:value-type="string" calcext:value-type="string">
            <text:p>/usr/share/icons/hicolor/1024x1024/apps/scribus.png</text:p>
          </table:table-cell>
          <table:table-cell office:value-type="string" calcext:value-type="string">
            <text:p>scribus</text:p>
          </table:table-cell>
          <table:table-cell table:formula="of:=&quot;Escritório;&quot;&amp; [.A18] &amp;&quot;;&quot; &amp;[.B18]&amp; &quot;;&quot; &amp;[.C18]" office:value-type="string" office:string-value="Escritório;Scribus;/usr/share/icons/hicolor/1024x1024/apps/scribus.png;scribus" calcext:value-type="string">
            <text:p>Escritório;Scribus;/usr/share/icons/hicolor/1024x1024/apps/scribus.png;scribus</text:p>
          </table:table-cell>
          <table:table-cell table:formula="of:=&quot;&lt;item label=&quot;&quot;&quot; &amp; [.A18] &amp; &quot;&quot;&quot;|&lt;item label=&quot;&quot;&quot; &amp; [.A18] &amp; &quot;&quot;&quot; icon=&quot;&quot;&quot; &amp; [.B18] &amp; &quot;&quot;&quot;&gt;&lt;action name=&quot;&quot;Execute&quot;&quot;&gt;&lt;command&gt;&lt;![CDATA[&quot; &amp; [.C18] &amp; &quot;]]&gt;&lt;/command&gt;&lt;/action&gt;&lt;/item&gt;&quot;" office:value-type="string" office:string-value="&lt;item label=&quot;Scribus&quot;|&lt;item label=&quot;Scribus&quot; icon=&quot;/usr/share/icons/hicolor/1024x1024/apps/scribus.png&quot;&gt;&lt;action name=&quot;Execute&quot;&gt;&lt;command&gt;&lt;![CDATA[scribus]]&gt;&lt;/command&gt;&lt;/action&gt;&lt;/item&gt;" calcext:value-type="string">
            <text:p>&lt;item label="Scribus"|&lt;item label="Scribus" icon="/usr/share/icons/hicolor/1024x1024/apps/scribus.png"&gt;&lt;action name="Execute"&gt;&lt;command&gt;&lt;![CDATA[scribus]]&gt;&lt;/command&gt;&lt;/action&gt;&lt;/item&gt;</text:p>
          </table:table-cell>
          <table:table-cell/>
          <table:table-cell table:formula="of:=&quot;&lt;item label=&quot;&quot;&quot; &amp; [.A18] &amp; &quot;&quot;&quot; icon=&quot;&quot;&quot; &amp; [.B18] &amp; &quot;&quot;&quot;&gt;&lt;action name=&quot;&quot;execute&quot;&quot;&gt;&lt;command&gt;&lt;![CDATA[&quot; &amp; [.C18] &amp; &quot;]]&gt;&lt;/command&gt;&lt;/action&gt;&lt;/item&gt;&quot;" office:value-type="string" office:string-value="&lt;item label=&quot;Scribus&quot; icon=&quot;/usr/share/icons/hicolor/1024x1024/apps/scribus.png&quot;&gt;&lt;action name=&quot;execute&quot;&gt;&lt;command&gt;&lt;![CDATA[scribus]]&gt;&lt;/command&gt;&lt;/action&gt;&lt;/item&gt;" calcext:value-type="string">
            <text:p>&lt;item label="Scribus" icon="/usr/share/icons/hicolor/1024x1024/apps/scribus.png"&gt;&lt;action name="execute"&gt;&lt;command&gt;&lt;![CDATA[scribus]]&gt;&lt;/command&gt;&lt;/action&gt;&lt;/item&gt;</text:p>
          </table:table-cell>
        </table:table-row>
        <table:table-row table:style-name="ro1">
          <table:table-cell office:value-type="string" calcext:value-type="string">
            <text:p>Texdoctk</text:p>
          </table:table-cell>
          <table:table-cell office:value-type="string" calcext:value-type="string">
            <text:p>/usr/share/icons/hicolor/128x128/apps/TeXworks.png</text:p>
          </table:table-cell>
          <table:table-cell office:value-type="string" calcext:value-type="string">
            <text:p>texdoctk</text:p>
          </table:table-cell>
          <table:table-cell table:formula="of:=&quot;Escritório;&quot;&amp; [.A19] &amp;&quot;;&quot; &amp;[.B19]&amp; &quot;;&quot; &amp;[.C19]" office:value-type="string" office:string-value="Escritório;Texdoctk;/usr/share/icons/hicolor/128x128/apps/TeXworks.png;texdoctk" calcext:value-type="string">
            <text:p>Escritório;Texdoctk;/usr/share/icons/hicolor/128x128/apps/TeXworks.png;texdoctk</text:p>
          </table:table-cell>
          <table:table-cell table:formula="of:=&quot;&lt;item label=&quot;&quot;&quot; &amp; [.A19] &amp; &quot;&quot;&quot;|&lt;item label=&quot;&quot;&quot; &amp; [.A19] &amp; &quot;&quot;&quot; icon=&quot;&quot;&quot; &amp; [.B19] &amp; &quot;&quot;&quot;&gt;&lt;action name=&quot;&quot;Execute&quot;&quot;&gt;&lt;command&gt;&lt;![CDATA[&quot; &amp; [.C19] &amp; &quot;]]&gt;&lt;/command&gt;&lt;/action&gt;&lt;/item&gt;&quot;" office:value-type="string" office:string-value="&lt;item label=&quot;Texdoctk&quot;|&lt;item label=&quot;Texdoctk&quot; icon=&quot;/usr/share/icons/hicolor/128x128/apps/TeXworks.png&quot;&gt;&lt;action name=&quot;Execute&quot;&gt;&lt;command&gt;&lt;![CDATA[texdoctk]]&gt;&lt;/command&gt;&lt;/action&gt;&lt;/item&gt;" calcext:value-type="string">
            <text:p>&lt;item label="Texdoctk"|&lt;item label="Texdoctk" icon="/usr/share/icons/hicolor/128x128/apps/TeXworks.png"&gt;&lt;action name="Execute"&gt;&lt;command&gt;&lt;![CDATA[texdoctk]]&gt;&lt;/command&gt;&lt;/action&gt;&lt;/item&gt;</text:p>
          </table:table-cell>
          <table:table-cell/>
          <table:table-cell table:formula="of:=&quot;&lt;item label=&quot;&quot;&quot; &amp; [.A19] &amp; &quot;&quot;&quot; icon=&quot;&quot;&quot; &amp; [.B19] &amp; &quot;&quot;&quot;&gt;&lt;action name=&quot;&quot;execute&quot;&quot;&gt;&lt;command&gt;&lt;![CDATA[&quot; &amp; [.C19] &amp; &quot;]]&gt;&lt;/command&gt;&lt;/action&gt;&lt;/item&gt;&quot;" office:value-type="string" office:string-value="&lt;item label=&quot;Texdoctk&quot; icon=&quot;/usr/share/icons/hicolor/128x128/apps/TeXworks.png&quot;&gt;&lt;action name=&quot;execute&quot;&gt;&lt;command&gt;&lt;![CDATA[texdoctk]]&gt;&lt;/command&gt;&lt;/action&gt;&lt;/item&gt;" calcext:value-type="string">
            <text:p>&lt;item label="Texdoctk" icon="/usr/share/icons/hicolor/128x128/apps/TeXworks.png"&gt;&lt;action name="execute"&gt;&lt;command&gt;&lt;![CDATA[texdoctk]]&gt;&lt;/command&gt;&lt;/action&gt;&lt;/item&gt;</text:p>
          </table:table-cell>
        </table:table-row>
        <table:table-row table:style-name="ro1">
          <table:table-cell office:value-type="string" calcext:value-type="string">
            <text:p>Texworks</text:p>
          </table:table-cell>
          <table:table-cell office:value-type="string" calcext:value-type="string">
            <text:p>/usr/share/pixmaps/TeXworks.png</text:p>
          </table:table-cell>
          <table:table-cell office:value-type="string" calcext:value-type="string">
            <text:p>texworks</text:p>
          </table:table-cell>
          <table:table-cell table:formula="of:=&quot;Escritório;&quot;&amp; [.A20] &amp;&quot;;&quot; &amp;[.B20]&amp; &quot;;&quot; &amp;[.C20]" office:value-type="string" office:string-value="Escritório;Texworks;/usr/share/pixmaps/TeXworks.png;texworks" calcext:value-type="string">
            <text:p>Escritório;Texworks;/usr/share/pixmaps/TeXworks.png;texworks</text:p>
          </table:table-cell>
          <table:table-cell table:formula="of:=&quot;&lt;item label=&quot;&quot;&quot; &amp; [.A20] &amp; &quot;&quot;&quot;|&lt;item label=&quot;&quot;&quot; &amp; [.A20] &amp; &quot;&quot;&quot; icon=&quot;&quot;&quot; &amp; [.B20] &amp; &quot;&quot;&quot;&gt;&lt;action name=&quot;&quot;Execute&quot;&quot;&gt;&lt;command&gt;&lt;![CDATA[&quot; &amp; [.C20] &amp; &quot;]]&gt;&lt;/command&gt;&lt;/action&gt;&lt;/item&gt;&quot;" office:value-type="string" office:string-value="&lt;item label=&quot;Texworks&quot;|&lt;item label=&quot;Texworks&quot; icon=&quot;/usr/share/pixmaps/TeXworks.png&quot;&gt;&lt;action name=&quot;Execute&quot;&gt;&lt;command&gt;&lt;![CDATA[texworks]]&gt;&lt;/command&gt;&lt;/action&gt;&lt;/item&gt;" calcext:value-type="string">
            <text:p>&lt;item label="Texworks"|&lt;item label="Texworks" icon="/usr/share/pixmaps/TeXworks.png"&gt;&lt;action name="Execute"&gt;&lt;command&gt;&lt;![CDATA[texworks]]&gt;&lt;/command&gt;&lt;/action&gt;&lt;/item&gt;</text:p>
          </table:table-cell>
          <table:table-cell/>
          <table:table-cell table:formula="of:=&quot;&lt;item label=&quot;&quot;&quot; &amp; [.A20] &amp; &quot;&quot;&quot; icon=&quot;&quot;&quot; &amp; [.B20] &amp; &quot;&quot;&quot;&gt;&lt;action name=&quot;&quot;execute&quot;&quot;&gt;&lt;command&gt;&lt;![CDATA[&quot; &amp; [.C20] &amp; &quot;]]&gt;&lt;/command&gt;&lt;/action&gt;&lt;/item&gt;&quot;" office:value-type="string" office:string-value="&lt;item label=&quot;Texworks&quot; icon=&quot;/usr/share/pixmaps/TeXworks.png&quot;&gt;&lt;action name=&quot;execute&quot;&gt;&lt;command&gt;&lt;![CDATA[texworks]]&gt;&lt;/command&gt;&lt;/action&gt;&lt;/item&gt;" calcext:value-type="string">
            <text:p>&lt;item label="Texworks" icon="/usr/share/pixmaps/TeXworks.png"&gt;&lt;action name="execute"&gt;&lt;command&gt;&lt;![CDATA[texworks]]&gt;&lt;/command&gt;&lt;/action&gt;&lt;/item&gt;</text:p>
          </table:table-cell>
        </table:table-row>
        <table:table-row table:style-name="ro1">
          <table:table-cell office:value-type="string" calcext:value-type="string">
            <text:p>Feh</text:p>
          </table:table-cell>
          <table:table-cell office:value-type="string" calcext:value-type="string">
            <text:p>/usr/share/icons/hicolor/scalable/apps/feh.svg</text:p>
          </table:table-cell>
          <table:table-cell office:value-type="string" calcext:value-type="string">
            <text:p>feh</text:p>
          </table:table-cell>
          <table:table-cell table:formula="of:=&quot;Gráfico;&quot;&amp; [.A21] &amp;&quot;;&quot; &amp;[.B21]&amp; &quot;;&quot; &amp;[.C21]" office:value-type="string" office:string-value="Gráfico;Feh;/usr/share/icons/hicolor/scalable/apps/feh.svg;feh" calcext:value-type="string">
            <text:p>Gráfico;Feh;/usr/share/icons/hicolor/scalable/apps/feh.svg;feh</text:p>
          </table:table-cell>
          <table:table-cell table:formula="of:=&quot;&lt;item label=&quot;&quot;&quot; &amp; [.A21] &amp; &quot;&quot;&quot;|&lt;item label=&quot;&quot;&quot; &amp; [.A21] &amp; &quot;&quot;&quot; icon=&quot;&quot;&quot; &amp; [.B21] &amp; &quot;&quot;&quot;&gt;&lt;action name=&quot;&quot;Execute&quot;&quot;&gt;&lt;command&gt;&lt;![CDATA[&quot; &amp; [.C21] &amp; &quot;]]&gt;&lt;/command&gt;&lt;/action&gt;&lt;/item&gt;&quot;" office:value-type="string" office:string-value="&lt;item label=&quot;Feh&quot;|&lt;item label=&quot;Feh&quot; icon=&quot;/usr/share/icons/hicolor/scalable/apps/feh.svg&quot;&gt;&lt;action name=&quot;Execute&quot;&gt;&lt;command&gt;&lt;![CDATA[feh]]&gt;&lt;/command&gt;&lt;/action&gt;&lt;/item&gt;" calcext:value-type="string">
            <text:p>&lt;item label="Feh"|&lt;item label="Feh" icon="/usr/share/icons/hicolor/scalable/apps/feh.svg"&gt;&lt;action name="Execute"&gt;&lt;command&gt;&lt;![CDATA[feh]]&gt;&lt;/command&gt;&lt;/action&gt;&lt;/item&gt;</text:p>
          </table:table-cell>
          <table:table-cell/>
          <table:table-cell table:formula="of:=&quot;&lt;item label=&quot;&quot;&quot; &amp; [.A21] &amp; &quot;&quot;&quot; icon=&quot;&quot;&quot; &amp; [.B21] &amp; &quot;&quot;&quot;&gt;&lt;action name=&quot;&quot;execute&quot;&quot;&gt;&lt;command&gt;&lt;![CDATA[&quot; &amp; [.C21] &amp; &quot;]]&gt;&lt;/command&gt;&lt;/action&gt;&lt;/item&gt;&quot;" office:value-type="string" office:string-value="&lt;item label=&quot;Feh&quot; icon=&quot;/usr/share/icons/hicolor/scalable/apps/feh.svg&quot;&gt;&lt;action name=&quot;execute&quot;&gt;&lt;command&gt;&lt;![CDATA[feh]]&gt;&lt;/command&gt;&lt;/action&gt;&lt;/item&gt;" calcext:value-type="string">
            <text:p>&lt;item label="Feh" icon="/usr/share/icons/hicolor/scalable/apps/feh.svg"&gt;&lt;action name="execute"&gt;&lt;command&gt;&lt;![CDATA[feh]]&gt;&lt;/command&gt;&lt;/action&gt;&lt;/item&gt;</text:p>
          </table:table-cell>
        </table:table-row>
        <table:table-row table:style-name="ro1"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/usr/share/icons/hicolor/16x16/apps/gimp.png</text:p>
          </table:table-cell>
          <table:table-cell office:value-type="string" calcext:value-type="string">
            <text:p>gimp-2.10</text:p>
          </table:table-cell>
          <table:table-cell table:formula="of:=&quot;Gráfico;&quot;&amp; [.A22] &amp;&quot;;&quot; &amp;[.B22]&amp; &quot;;&quot; &amp;[.C22]" office:value-type="string" office:string-value="Gráfico;Gnu Image Manipulation Program;/usr/share/icons/hicolor/16x16/apps/gimp.png;gimp-2.10" calcext:value-type="string">
            <text:p>Gráfico;Gnu Image Manipulation Program;/usr/share/icons/hicolor/16x16/apps/gimp.png;gimp-2.10</text:p>
          </table:table-cell>
          <table:table-cell table:formula="of:=&quot;&lt;item label=&quot;&quot;&quot; &amp; [.A22] &amp; &quot;&quot;&quot;|&lt;item label=&quot;&quot;&quot; &amp; [.A22] &amp; &quot;&quot;&quot; icon=&quot;&quot;&quot; &amp; [.B22] &amp; &quot;&quot;&quot;&gt;&lt;action name=&quot;&quot;Execute&quot;&quot;&gt;&lt;command&gt;&lt;![CDATA[&quot; &amp; [.C22] &amp; &quot;]]&gt;&lt;/command&gt;&lt;/action&gt;&lt;/item&gt;&quot;" office:value-type="string" office:string-value="&lt;item label=&quot;Gnu Image Manipulation Program&quot;|&lt;item label=&quot;Gnu Image Manipulation Program&quot; icon=&quot;/usr/share/icons/hicolor/16x16/apps/gimp.png&quot;&gt;&lt;action name=&quot;Execute&quot;&gt;&lt;command&gt;&lt;![CDATA[gimp-2.10]]&gt;&lt;/command&gt;&lt;/action&gt;&lt;/item&gt;" calcext:value-type="string">
            <text:p>&lt;item label="Gnu Image Manipulation Program"|&lt;item label="Gnu Image Manipulation Program" icon="/usr/share/icons/hicolor/16x16/apps/gimp.png"&gt;&lt;action name="Execute"&gt;&lt;command&gt;&lt;![CDATA[gimp-2.10]]&gt;&lt;/command&gt;&lt;/action&gt;&lt;/item&gt;</text:p>
          </table:table-cell>
          <table:table-cell/>
          <table:table-cell table:formula="of:=&quot;&lt;item label=&quot;&quot;&quot; &amp; [.A22] &amp; &quot;&quot;&quot; icon=&quot;&quot;&quot; &amp; [.B22] &amp; &quot;&quot;&quot;&gt;&lt;action name=&quot;&quot;execute&quot;&quot;&gt;&lt;command&gt;&lt;![CDATA[&quot; &amp; [.C22] &amp; &quot;]]&gt;&lt;/command&gt;&lt;/action&gt;&lt;/item&gt;&quot;" office:value-type="string" office:string-value="&lt;item label=&quot;Gnu Image Manipulation Program&quot; icon=&quot;/usr/share/icons/hicolor/16x16/apps/gimp.png&quot;&gt;&lt;action name=&quot;execute&quot;&gt;&lt;command&gt;&lt;![CDATA[gimp-2.10]]&gt;&lt;/command&gt;&lt;/action&gt;&lt;/item&gt;" calcext:value-type="string">
            <text:p>&lt;item label="Gnu Image Manipulation Program" icon="/usr/share/icons/hicolor/16x16/apps/gimp.png"&gt;&lt;action name="execute"&gt;&lt;command&gt;&lt;![CDATA[gimp-2.10]]&gt;&lt;/command&gt;&lt;/action&gt;&lt;/item&gt;</text:p>
          </table:table-cell>
        </table:table-row>
        <table:table-row table:style-name="ro1">
          <table:table-cell office:value-type="string" calcext:value-type="string">
            <text:p>Screenshot</text:p>
          </table:table-cell>
          <table:table-cell office:value-type="string" calcext:value-type="string">
            <text:p>/usr/share/icons/hicolor/scalable/apps/org.gnome.Screenshot.svg</text:p>
          </table:table-cell>
          <table:table-cell office:value-type="string" calcext:value-type="string">
            <text:p>gnome-screenshot --interactive</text:p>
          </table:table-cell>
          <table:table-cell table:formula="of:=&quot;Gráfico;&quot;&amp; [.A23] &amp;&quot;;&quot; &amp;[.B23]&amp; &quot;;&quot; &amp;[.C23]" office:value-type="string" office:string-value="Gráfico;Screenshot;/usr/share/icons/hicolor/scalable/apps/org.gnome.Screenshot.svg;gnome-screenshot --interactive" calcext:value-type="string">
            <text:p>Gráfico;Screenshot;/usr/share/icons/hicolor/scalable/apps/org.gnome.Screenshot.svg;gnome-screenshot --interactive</text:p>
          </table:table-cell>
          <table:table-cell table:formula="of:=&quot;&lt;item label=&quot;&quot;&quot; &amp; [.A23] &amp; &quot;&quot;&quot;|&lt;item label=&quot;&quot;&quot; &amp; [.A23] &amp; &quot;&quot;&quot; icon=&quot;&quot;&quot; &amp; [.B23] &amp; &quot;&quot;&quot;&gt;&lt;action name=&quot;&quot;Execute&quot;&quot;&gt;&lt;command&gt;&lt;![CDATA[&quot; &amp; [.C23] &amp; &quot;]]&gt;&lt;/command&gt;&lt;/action&gt;&lt;/item&gt;&quot;" office:value-type="string" office:string-value="&lt;item label=&quot;Screenshot&quot;|&lt;item label=&quot;Screenshot&quot; icon=&quot;/usr/share/icons/hicolor/scalable/apps/org.gnome.Screenshot.svg&quot;&gt;&lt;action name=&quot;Execute&quot;&gt;&lt;command&gt;&lt;![CDATA[gnome-screenshot --interactive]]&gt;&lt;/command&gt;&lt;/action&gt;&lt;/item&gt;" calcext:value-type="string">
            <text:p>&lt;item label="Screenshot"|&lt;item label="Screenshot" icon="/usr/share/icons/hicolor/scalable/apps/org.gnome.Screenshot.svg"&gt;&lt;action name="Execute"&gt;&lt;command&gt;&lt;![CDATA[gnome-screenshot --interactive]]&gt;&lt;/command&gt;&lt;/action&gt;&lt;/item&gt;</text:p>
          </table:table-cell>
          <table:table-cell/>
          <table:table-cell table:formula="of:=&quot;&lt;item label=&quot;&quot;&quot; &amp; [.A23] &amp; &quot;&quot;&quot; icon=&quot;&quot;&quot; &amp; [.B23] &amp; &quot;&quot;&quot;&gt;&lt;action name=&quot;&quot;execute&quot;&quot;&gt;&lt;command&gt;&lt;![CDATA[&quot; &amp; [.C23] &amp; &quot;]]&gt;&lt;/command&gt;&lt;/action&gt;&lt;/item&gt;&quot;" office:value-type="string" office:string-value="&lt;item label=&quot;Screenshot&quot; icon=&quot;/usr/share/icons/hicolor/scalable/apps/org.gnome.Screenshot.svg&quot;&gt;&lt;action name=&quot;execute&quot;&gt;&lt;command&gt;&lt;![CDATA[gnome-screenshot --interactive]]&gt;&lt;/command&gt;&lt;/action&gt;&lt;/item&gt;" calcext:value-type="string">
            <text:p>&lt;item label="Screenshot" icon="/usr/share/icons/hicolor/scalable/apps/org.gnome.Screenshot.svg"&gt;&lt;action name="execute"&gt;&lt;command&gt;&lt;![CDATA[gnome-screenshot --interactive]]&gt;&lt;/command&gt;&lt;/action&gt;&lt;/item&gt;</text:p>
          </table:table-cell>
        </table:table-row>
        <table:table-row table:style-name="ro1">
          <table:table-cell office:value-type="string" calcext:value-type="string">
            <text:p>Xsane</text:p>
          </table:table-cell>
          <table:table-cell office:value-type="string" calcext:value-type="string">
            <text:p>/usr/share/pixmaps/xsane.png</text:p>
          </table:table-cell>
          <table:table-cell office:value-type="string" calcext:value-type="string">
            <text:p>xsane</text:p>
          </table:table-cell>
          <table:table-cell table:formula="of:=&quot;Gráfico;&quot;&amp; [.A24] &amp;&quot;;&quot; &amp;[.B24]&amp; &quot;;&quot; &amp;[.C24]" office:value-type="string" office:string-value="Gráfico;Xsane;/usr/share/pixmaps/xsane.png;xsane" calcext:value-type="string">
            <text:p>Gráfico;Xsane;/usr/share/pixmaps/xsane.png;xsane</text:p>
          </table:table-cell>
          <table:table-cell table:formula="of:=&quot;&lt;item label=&quot;&quot;&quot; &amp; [.A24] &amp; &quot;&quot;&quot;|&lt;item label=&quot;&quot;&quot; &amp; [.A24] &amp; &quot;&quot;&quot; icon=&quot;&quot;&quot; &amp; [.B24] &amp; &quot;&quot;&quot;&gt;&lt;action name=&quot;&quot;Execute&quot;&quot;&gt;&lt;command&gt;&lt;![CDATA[&quot; &amp; [.C24] &amp; &quot;]]&gt;&lt;/command&gt;&lt;/action&gt;&lt;/item&gt;&quot;" office:value-type="string" office:string-value="&lt;item label=&quot;Xsane&quot;|&lt;item label=&quot;Xsane&quot; icon=&quot;/usr/share/pixmaps/xsane.png&quot;&gt;&lt;action name=&quot;Execute&quot;&gt;&lt;command&gt;&lt;![CDATA[xsane]]&gt;&lt;/command&gt;&lt;/action&gt;&lt;/item&gt;" calcext:value-type="string">
            <text:p>&lt;item label="Xsane"|&lt;item label="Xsane" icon="/usr/share/pixmaps/xsane.png"&gt;&lt;action name="Execute"&gt;&lt;command&gt;&lt;![CDATA[xsane]]&gt;&lt;/command&gt;&lt;/action&gt;&lt;/item&gt;</text:p>
          </table:table-cell>
          <table:table-cell/>
          <table:table-cell table:formula="of:=&quot;&lt;item label=&quot;&quot;&quot; &amp; [.A24] &amp; &quot;&quot;&quot; icon=&quot;&quot;&quot; &amp; [.B24] &amp; &quot;&quot;&quot;&gt;&lt;action name=&quot;&quot;execute&quot;&quot;&gt;&lt;command&gt;&lt;![CDATA[&quot; &amp; [.C24] &amp; &quot;]]&gt;&lt;/command&gt;&lt;/action&gt;&lt;/item&gt;&quot;" office:value-type="string" office:string-value="&lt;item label=&quot;Xsane&quot; icon=&quot;/usr/share/pixmaps/xsane.png&quot;&gt;&lt;action name=&quot;execute&quot;&gt;&lt;command&gt;&lt;![CDATA[xsane]]&gt;&lt;/command&gt;&lt;/action&gt;&lt;/item&gt;" calcext:value-type="string">
            <text:p>&lt;item label="Xsane" icon="/usr/share/pixmaps/xsane.png"&gt;&lt;action name="execute"&gt;&lt;command&gt;&lt;![CDATA[xsane]]&gt;&lt;/command&gt;&lt;/action&gt;&lt;/item&gt;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/usr/share/icons/hicolor/128x128/apps/google-chrome.png</text:p>
          </table:table-cell>
          <table:table-cell office:value-type="string" calcext:value-type="string">
            <text:p>/usr/bin/google-chrome-stable</text:p>
          </table:table-cell>
          <table:table-cell table:formula="of:=&quot;Internet;&quot;&amp; [.A25] &amp;&quot;;&quot; &amp;[.B25]&amp; &quot;;&quot; &amp;[.C25]" office:value-type="string" office:string-value="Internet;Google Chrome;/usr/share/icons/hicolor/128x128/apps/google-chrome.png;/usr/bin/google-chrome-stable" calcext:value-type="string">
            <text:p>Internet;Google Chrome;/usr/share/icons/hicolor/128x128/apps/google-chrome.png;/usr/bin/google-chrome-stable</text:p>
          </table:table-cell>
          <table:table-cell table:formula="of:=&quot;&lt;item label=&quot;&quot;&quot; &amp; [.A25] &amp; &quot;&quot;&quot;|&lt;item label=&quot;&quot;&quot; &amp; [.A25] &amp; &quot;&quot;&quot; icon=&quot;&quot;&quot; &amp; [.B25] &amp; &quot;&quot;&quot;&gt;&lt;action name=&quot;&quot;Execute&quot;&quot;&gt;&lt;command&gt;&lt;![CDATA[&quot; &amp; [.C25] &amp; &quot;]]&gt;&lt;/command&gt;&lt;/action&gt;&lt;/item&gt;&quot;" office:value-type="string" office:string-value="&lt;item label=&quot;Google Chrome&quot;|&lt;item label=&quot;Google Chrome&quot; icon=&quot;/usr/share/icons/hicolor/128x128/apps/google-chrome.png&quot;&gt;&lt;action name=&quot;Execute&quot;&gt;&lt;command&gt;&lt;![CDATA[/usr/bin/google-chrome-stable]]&gt;&lt;/command&gt;&lt;/action&gt;&lt;/item&gt;" calcext:value-type="string">
            <text:p>&lt;item label="Google Chrome"|&lt;item label="Google Chrome" icon="/usr/share/icons/hicolor/128x128/apps/google-chrome.png"&gt;&lt;action name="Execute"&gt;&lt;command&gt;&lt;![CDATA[/usr/bin/google-chrome-stable]]&gt;&lt;/command&gt;&lt;/action&gt;&lt;/item&gt;</text:p>
          </table:table-cell>
          <table:table-cell/>
          <table:table-cell table:formula="of:=&quot;&lt;item label=&quot;&quot;&quot; &amp; [.A25] &amp; &quot;&quot;&quot; icon=&quot;&quot;&quot; &amp; [.B25] &amp; &quot;&quot;&quot;&gt;&lt;action name=&quot;&quot;execute&quot;&quot;&gt;&lt;command&gt;&lt;![CDATA[&quot; &amp; [.C25] &amp; &quot;]]&gt;&lt;/command&gt;&lt;/action&gt;&lt;/item&gt;&quot;" office:value-type="string" office:string-value="&lt;item label=&quot;Google Chrome&quot; icon=&quot;/usr/share/icons/hicolor/128x128/apps/google-chrome.png&quot;&gt;&lt;action name=&quot;execute&quot;&gt;&lt;command&gt;&lt;![CDATA[/usr/bin/google-chrome-stable]]&gt;&lt;/command&gt;&lt;/action&gt;&lt;/item&gt;" calcext:value-type="string">
            <text:p>&lt;item label="Google Chrome" icon="/usr/share/icons/hicolor/128x128/apps/google-chrome.png"&gt;&lt;action name="execute"&gt;&lt;command&gt;&lt;![CDATA[/usr/bin/google-chrome-stable]]&gt;&lt;/command&gt;&lt;/action&gt;&lt;/item&gt;</text:p>
          </table:table-cell>
        </table:table-row>
        <table:table-row table:style-name="ro1">
          <table:table-cell office:value-type="string" calcext:value-type="string">
            <text:p>Terabox</text:p>
          </table:table-cell>
          <table:table-cell office:value-type="string" calcext:value-type="string">
            <text:p>/usr/share/icons/hicolor/scalable/apps/terabox.svg</text:p>
          </table:table-cell>
          <table:table-cell office:value-type="string" calcext:value-type="string">
            <text:p>/opt/TeraBox/terabox --no-sandbox</text:p>
          </table:table-cell>
          <table:table-cell table:formula="of:=&quot;Internet;&quot;&amp; [.A26] &amp;&quot;;&quot; &amp;[.B26]&amp; &quot;;&quot; &amp;[.C26]" office:value-type="string" office:string-value="Internet;Terabox;/usr/share/icons/hicolor/scalable/apps/terabox.svg;/opt/TeraBox/terabox --no-sandbox" calcext:value-type="string">
            <text:p>Internet;Terabox;/usr/share/icons/hicolor/scalable/apps/terabox.svg;/opt/TeraBox/terabox --no-sandbox</text:p>
          </table:table-cell>
          <table:table-cell table:formula="of:=&quot;&lt;item label=&quot;&quot;&quot; &amp; [.A26] &amp; &quot;&quot;&quot;|&lt;item label=&quot;&quot;&quot; &amp; [.A26] &amp; &quot;&quot;&quot; icon=&quot;&quot;&quot; &amp; [.B26] &amp; &quot;&quot;&quot;&gt;&lt;action name=&quot;&quot;Execute&quot;&quot;&gt;&lt;command&gt;&lt;![CDATA[&quot; &amp; [.C26] &amp; &quot;]]&gt;&lt;/command&gt;&lt;/action&gt;&lt;/item&gt;&quot;" office:value-type="string" office:string-value="&lt;item label=&quot;Terabox&quot;|&lt;item label=&quot;Terabox&quot; icon=&quot;/usr/share/icons/hicolor/scalable/apps/terabox.svg&quot;&gt;&lt;action name=&quot;Execute&quot;&gt;&lt;command&gt;&lt;![CDATA[/opt/TeraBox/terabox --no-sandbox]]&gt;&lt;/command&gt;&lt;/action&gt;&lt;/item&gt;" calcext:value-type="string">
            <text:p>&lt;item label="Terabox"|&lt;item label="Terabox" icon="/usr/share/icons/hicolor/scalable/apps/terabox.svg"&gt;&lt;action name="Execute"&gt;&lt;command&gt;&lt;![CDATA[/opt/TeraBox/terabox --no-sandbox]]&gt;&lt;/command&gt;&lt;/action&gt;&lt;/item&gt;</text:p>
          </table:table-cell>
          <table:table-cell/>
          <table:table-cell table:formula="of:=&quot;&lt;item label=&quot;&quot;&quot; &amp; [.A26] &amp; &quot;&quot;&quot; icon=&quot;&quot;&quot; &amp; [.B26] &amp; &quot;&quot;&quot;&gt;&lt;action name=&quot;&quot;execute&quot;&quot;&gt;&lt;command&gt;&lt;![CDATA[&quot; &amp; [.C26] &amp; &quot;]]&gt;&lt;/command&gt;&lt;/action&gt;&lt;/item&gt;&quot;" office:value-type="string" office:string-value="&lt;item label=&quot;Terabox&quot; icon=&quot;/usr/share/icons/hicolor/scalable/apps/terabox.svg&quot;&gt;&lt;action name=&quot;execute&quot;&gt;&lt;command&gt;&lt;![CDATA[/opt/TeraBox/terabox --no-sandbox]]&gt;&lt;/command&gt;&lt;/action&gt;&lt;/item&gt;" calcext:value-type="string">
            <text:p>&lt;item label="Terabox" icon="/usr/share/icons/hicolor/scalable/apps/terabox.svg"&gt;&lt;action name="execute"&gt;&lt;command&gt;&lt;![CDATA[/opt/TeraBox/terabox --no-sandbox]]&gt;&lt;/command&gt;&lt;/action&gt;&lt;/item&gt;</text:p>
          </table:table-cell>
        </table:table-row>
        <table:table-row table:style-name="ro1">
          <table:table-cell office:value-type="string" calcext:value-type="string">
            <text:p>Transmission (Qt)</text:p>
          </table:table-cell>
          <table:table-cell office:value-type="string" calcext:value-type="string">
            <text:p>/usr/share/pixmaps/transmission.xpm</text:p>
          </table:table-cell>
          <table:table-cell office:value-type="string" calcext:value-type="string">
            <text:p>transmission-qt</text:p>
          </table:table-cell>
          <table:table-cell table:formula="of:=&quot;Internet;&quot;&amp; [.A27] &amp;&quot;;&quot; &amp;[.B27]&amp; &quot;;&quot; &amp;[.C27]" office:value-type="string" office:string-value="Internet;Transmission (Qt);/usr/share/pixmaps/transmission.xpm;transmission-qt" calcext:value-type="string">
            <text:p>Internet;Transmission (Qt);/usr/share/pixmaps/transmission.xpm;transmission-qt</text:p>
          </table:table-cell>
          <table:table-cell table:formula="of:=&quot;&lt;item label=&quot;&quot;&quot; &amp; [.A27] &amp; &quot;&quot;&quot;|&lt;item label=&quot;&quot;&quot; &amp; [.A27] &amp; &quot;&quot;&quot; icon=&quot;&quot;&quot; &amp; [.B27] &amp; &quot;&quot;&quot;&gt;&lt;action name=&quot;&quot;Execute&quot;&quot;&gt;&lt;command&gt;&lt;![CDATA[&quot; &amp; [.C27] &amp; &quot;]]&gt;&lt;/command&gt;&lt;/action&gt;&lt;/item&gt;&quot;" office:value-type="string" office:string-value="&lt;item label=&quot;Transmission (Qt)&quot;|&lt;item label=&quot;Transmission (Qt)&quot; icon=&quot;/usr/share/pixmaps/transmission.xpm&quot;&gt;&lt;action name=&quot;Execute&quot;&gt;&lt;command&gt;&lt;![CDATA[transmission-qt]]&gt;&lt;/command&gt;&lt;/action&gt;&lt;/item&gt;" calcext:value-type="string">
            <text:p>&lt;item label="Transmission (Qt)"|&lt;item label="Transmission (Qt)" icon="/usr/share/pixmaps/transmission.xpm"&gt;&lt;action name="Execute"&gt;&lt;command&gt;&lt;![CDATA[transmission-qt]]&gt;&lt;/command&gt;&lt;/action&gt;&lt;/item&gt;</text:p>
          </table:table-cell>
          <table:table-cell/>
          <table:table-cell table:formula="of:=&quot;&lt;item label=&quot;&quot;&quot; &amp; [.A27] &amp; &quot;&quot;&quot; icon=&quot;&quot;&quot; &amp; [.B27] &amp; &quot;&quot;&quot;&gt;&lt;action name=&quot;&quot;execute&quot;&quot;&gt;&lt;command&gt;&lt;![CDATA[&quot; &amp; [.C27] &amp; &quot;]]&gt;&lt;/command&gt;&lt;/action&gt;&lt;/item&gt;&quot;" office:value-type="string" office:string-value="&lt;item label=&quot;Transmission (Qt)&quot; icon=&quot;/usr/share/pixmaps/transmission.xpm&quot;&gt;&lt;action name=&quot;execute&quot;&gt;&lt;command&gt;&lt;![CDATA[transmission-qt]]&gt;&lt;/command&gt;&lt;/action&gt;&lt;/item&gt;" calcext:value-type="string">
            <text:p>&lt;item label="Transmission (Qt)" icon="/usr/share/pixmaps/transmission.xpm"&gt;&lt;action name="execute"&gt;&lt;command&gt;&lt;![CDATA[transmission-qt]]&gt;&lt;/command&gt;&lt;/action&gt;&lt;/item&gt;</text:p>
          </table:table-cell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/usr/share/icons/hicolor/scalable/apps/audacity.svg</text:p>
          </table:table-cell>
          <table:table-cell office:value-type="string" calcext:value-type="string">
            <text:p>env GDK_BACKEND=x11 audacity</text:p>
          </table:table-cell>
          <table:table-cell table:formula="of:=&quot;Multimídia;&quot;&amp; [.A28] &amp;&quot;;&quot; &amp;[.B28]&amp; &quot;;&quot; &amp;[.C28]" office:value-type="string" office:string-value="Multimídia;Audacity;/usr/share/icons/hicolor/scalable/apps/audacity.svg;env GDK_BACKEND=x11 audacity" calcext:value-type="string">
            <text:p>Multimídia;Audacity;/usr/share/icons/hicolor/scalable/apps/audacity.svg;env GDK_BACKEND=x11 audacity</text:p>
          </table:table-cell>
          <table:table-cell table:formula="of:=&quot;&lt;item label=&quot;&quot;&quot; &amp; [.A28] &amp; &quot;&quot;&quot;|&lt;item label=&quot;&quot;&quot; &amp; [.A28] &amp; &quot;&quot;&quot; icon=&quot;&quot;&quot; &amp; [.B28] &amp; &quot;&quot;&quot;&gt;&lt;action name=&quot;&quot;Execute&quot;&quot;&gt;&lt;command&gt;&lt;![CDATA[&quot; &amp; [.C28] &amp; &quot;]]&gt;&lt;/command&gt;&lt;/action&gt;&lt;/item&gt;&quot;" office:value-type="string" office:string-value="&lt;item label=&quot;Audacity&quot;|&lt;item label=&quot;Audacity&quot; icon=&quot;/usr/share/icons/hicolor/scalable/apps/audacity.svg&quot;&gt;&lt;action name=&quot;Execute&quot;&gt;&lt;command&gt;&lt;![CDATA[env GDK_BACKEND=x11 audacity]]&gt;&lt;/command&gt;&lt;/action&gt;&lt;/item&gt;" calcext:value-type="string">
            <text:p>&lt;item label="Audacity"|&lt;item label="Audacity" icon="/usr/share/icons/hicolor/scalable/apps/audacity.svg"&gt;&lt;action name="Execute"&gt;&lt;command&gt;&lt;![CDATA[env GDK_BACKEND=x11 audacity]]&gt;&lt;/command&gt;&lt;/action&gt;&lt;/item&gt;</text:p>
          </table:table-cell>
          <table:table-cell/>
          <table:table-cell table:formula="of:=&quot;&lt;item label=&quot;&quot;&quot; &amp; [.A28] &amp; &quot;&quot;&quot; icon=&quot;&quot;&quot; &amp; [.B28] &amp; &quot;&quot;&quot;&gt;&lt;action name=&quot;&quot;execute&quot;&quot;&gt;&lt;command&gt;&lt;![CDATA[&quot; &amp; [.C28] &amp; &quot;]]&gt;&lt;/command&gt;&lt;/action&gt;&lt;/item&gt;&quot;" office:value-type="string" office:string-value="&lt;item label=&quot;Audacity&quot; icon=&quot;/usr/share/icons/hicolor/scalable/apps/audacity.svg&quot;&gt;&lt;action name=&quot;execute&quot;&gt;&lt;command&gt;&lt;![CDATA[env GDK_BACKEND=x11 audacity]]&gt;&lt;/command&gt;&lt;/action&gt;&lt;/item&gt;" calcext:value-type="string">
            <text:p>&lt;item label="Audacity" icon="/usr/share/icons/hicolor/scalable/apps/audacity.svg"&gt;&lt;action name="execute"&gt;&lt;command&gt;&lt;![CDATA[env GDK_BACKEND=x11 audacity]]&gt;&lt;/command&gt;&lt;/action&gt;&lt;/item&gt;</text:p>
          </table:table-cell>
        </table:table-row>
        <table:table-row table:style-name="ro1">
          <table:table-cell office:value-type="string" calcext:value-type="string">
            <text:p>Pulseaudio Volume Control</text:p>
          </table:table-cell>
          <table:table-cell office:value-type="string" calcext:value-type="string">
            <text:p>/usr/share/icons/Adwaita/48x48/legacy/multimedia-volume-control.png</text:p>
          </table:table-cell>
          <table:table-cell office:value-type="string" calcext:value-type="string">
            <text:p>pavucontrol</text:p>
          </table:table-cell>
          <table:table-cell table:formula="of:=&quot;Multimídia;&quot;&amp; [.A29] &amp;&quot;;&quot; &amp;[.B29]&amp; &quot;;&quot; &amp;[.C29]" office:value-type="string" office:string-value="Multimídia;Pulseaudio Volume Control;/usr/share/icons/Adwaita/48x48/legacy/multimedia-volume-control.png;pavucontrol" calcext:value-type="string">
            <text:p>Multimídia;Pulseaudio Volume Control;/usr/share/icons/Adwaita/48x48/legacy/multimedia-volume-control.png;pavucontrol</text:p>
          </table:table-cell>
          <table:table-cell table:formula="of:=&quot;&lt;item label=&quot;&quot;&quot; &amp; [.A29] &amp; &quot;&quot;&quot;|&lt;item label=&quot;&quot;&quot; &amp; [.A29] &amp; &quot;&quot;&quot; icon=&quot;&quot;&quot; &amp; [.B29] &amp; &quot;&quot;&quot;&gt;&lt;action name=&quot;&quot;Execute&quot;&quot;&gt;&lt;command&gt;&lt;![CDATA[&quot; &amp; [.C29] &amp; &quot;]]&gt;&lt;/command&gt;&lt;/action&gt;&lt;/item&gt;&quot;" office:value-type="string" office:string-value="&lt;item label=&quot;Pulseaudio Volume Control&quot;|&lt;item label=&quot;Pulseaudio Volume Control&quot; icon=&quot;/usr/share/icons/Adwaita/48x48/legacy/multimedia-volume-control.png&quot;&gt;&lt;action name=&quot;Execute&quot;&gt;&lt;command&gt;&lt;![CDATA[pavucontrol]]&gt;&lt;/command&gt;&lt;/action&gt;&lt;/item&gt;" calcext:value-type="string">
            <text:p>&lt;item label="Pulseaudio Volume Control"|&lt;item label="Pulseaudio Volume Control" icon="/usr/share/icons/Adwaita/48x48/legacy/multimedia-volume-control.png"&gt;&lt;action name="Execute"&gt;&lt;command&gt;&lt;![CDATA[pavucontrol]]&gt;&lt;/command&gt;&lt;/action&gt;&lt;/item&gt;</text:p>
          </table:table-cell>
          <table:table-cell/>
          <table:table-cell table:formula="of:=&quot;&lt;item label=&quot;&quot;&quot; &amp; [.A29] &amp; &quot;&quot;&quot; icon=&quot;&quot;&quot; &amp; [.B29] &amp; &quot;&quot;&quot;&gt;&lt;action name=&quot;&quot;execute&quot;&quot;&gt;&lt;command&gt;&lt;![CDATA[&quot; &amp; [.C29] &amp; &quot;]]&gt;&lt;/command&gt;&lt;/action&gt;&lt;/item&gt;&quot;" office:value-type="string" office:string-value="&lt;item label=&quot;Pulseaudio Volume Control&quot; icon=&quot;/usr/share/icons/Adwaita/48x48/legacy/multimedia-volume-control.png&quot;&gt;&lt;action name=&quot;execute&quot;&gt;&lt;command&gt;&lt;![CDATA[pavucontrol]]&gt;&lt;/command&gt;&lt;/action&gt;&lt;/item&gt;" calcext:value-type="string">
            <text:p>&lt;item label="Pulseaudio Volume Control" icon="/usr/share/icons/Adwaita/48x48/legacy/multimedia-volume-control.png"&gt;&lt;action name="execute"&gt;&lt;command&gt;&lt;![CDATA[pavucontrol]]&gt;&lt;/command&gt;&lt;/action&gt;&lt;/item&gt;</text:p>
          </table:table-cell>
        </table:table-row>
        <table:table-row table:style-name="ro1">
          <table:table-cell office:value-type="string" calcext:value-type="string">
            <text:p>Vlc Media Player</text:p>
          </table:table-cell>
          <table:table-cell office:value-type="string" calcext:value-type="string">
            <text:p>/usr/share/icons/hicolor/128x128/apps/vlc.png</text:p>
          </table:table-cell>
          <table:table-cell office:value-type="string" calcext:value-type="string">
            <text:p>/usr/bin/vlc --started-from-file</text:p>
          </table:table-cell>
          <table:table-cell table:formula="of:=&quot;Multimídia;&quot;&amp; [.A30] &amp;&quot;;&quot; &amp;[.B30]&amp; &quot;;&quot; &amp;[.C30]" office:value-type="string" office:string-value="Multimídia;Vlc Media Player;/usr/share/icons/hicolor/128x128/apps/vlc.png;/usr/bin/vlc --started-from-file" calcext:value-type="string">
            <text:p>Multimídia;Vlc Media Player;/usr/share/icons/hicolor/128x128/apps/vlc.png;/usr/bin/vlc --started-from-file</text:p>
          </table:table-cell>
          <table:table-cell table:formula="of:=&quot;&lt;item label=&quot;&quot;&quot; &amp; [.A30] &amp; &quot;&quot;&quot;|&lt;item label=&quot;&quot;&quot; &amp; [.A30] &amp; &quot;&quot;&quot; icon=&quot;&quot;&quot; &amp; [.B30] &amp; &quot;&quot;&quot;&gt;&lt;action name=&quot;&quot;Execute&quot;&quot;&gt;&lt;command&gt;&lt;![CDATA[&quot; &amp; [.C30] &amp; &quot;]]&gt;&lt;/command&gt;&lt;/action&gt;&lt;/item&gt;&quot;" office:value-type="string" office:string-value="&lt;item label=&quot;Vlc Media Player&quot;|&lt;item label=&quot;Vlc Media Player&quot; icon=&quot;/usr/share/icons/hicolor/128x128/apps/vlc.png&quot;&gt;&lt;action name=&quot;Execute&quot;&gt;&lt;command&gt;&lt;![CDATA[/usr/bin/vlc --started-from-file]]&gt;&lt;/command&gt;&lt;/action&gt;&lt;/item&gt;" calcext:value-type="string">
            <text:p>&lt;item label="Vlc Media Player"|&lt;item label="Vlc Media Player" icon="/usr/share/icons/hicolor/128x128/apps/vlc.png"&gt;&lt;action name="Execute"&gt;&lt;command&gt;&lt;![CDATA[/usr/bin/vlc --started-from-file]]&gt;&lt;/command&gt;&lt;/action&gt;&lt;/item&gt;</text:p>
          </table:table-cell>
          <table:table-cell/>
          <table:table-cell table:formula="of:=&quot;&lt;item label=&quot;&quot;&quot; &amp; [.A30] &amp; &quot;&quot;&quot; icon=&quot;&quot;&quot; &amp; [.B30] &amp; &quot;&quot;&quot;&gt;&lt;action name=&quot;&quot;execute&quot;&quot;&gt;&lt;command&gt;&lt;![CDATA[&quot; &amp; [.C30] &amp; &quot;]]&gt;&lt;/command&gt;&lt;/action&gt;&lt;/item&gt;&quot;" office:value-type="string" office:string-value="&lt;item label=&quot;Vlc Media Player&quot; icon=&quot;/usr/share/icons/hicolor/128x128/apps/vlc.png&quot;&gt;&lt;action name=&quot;execute&quot;&gt;&lt;command&gt;&lt;![CDATA[/usr/bin/vlc --started-from-file]]&gt;&lt;/command&gt;&lt;/action&gt;&lt;/item&gt;" calcext:value-type="string">
            <text:p>&lt;item label="Vlc Media Player" icon="/usr/share/icons/hicolor/128x128/apps/vlc.png"&gt;&lt;action name="execute"&gt;&lt;command&gt;&lt;![CDATA[/usr/bin/vlc --started-from-file]]&gt;&lt;/command&gt;&lt;/action&gt;&lt;/item&gt;</text:p>
          </table:table-cell>
        </table:table-row>
        <table:table-row table:style-name="ro1">
          <table:table-cell office:value-type="string" calcext:value-type="string">
            <text:p>Bleachbit (As Root)</text:p>
          </table:table-cell>
          <table:table-cell office:value-type="string" calcext:value-type="string">
            <text:p>/usr/share/pixmaps/bleachbit.png</text:p>
          </table:table-cell>
          <table:table-cell office:value-type="string" calcext:value-type="string">
            <text:p>pkexec bleachbit</text:p>
          </table:table-cell>
          <table:table-cell table:formula="of:=&quot;Sistema;&quot;&amp; [.A31] &amp;&quot;;&quot; &amp;[.B31]&amp; &quot;;&quot; &amp;[.C31]" office:value-type="string" office:string-value="Sistema;Bleachbit (As Root);/usr/share/pixmaps/bleachbit.png;pkexec bleachbit" calcext:value-type="string">
            <text:p>Sistema;Bleachbit (As Root);/usr/share/pixmaps/bleachbit.png;pkexec bleachbit</text:p>
          </table:table-cell>
          <table:table-cell table:formula="of:=&quot;&lt;item label=&quot;&quot;&quot; &amp; [.A31] &amp; &quot;&quot;&quot;|&lt;item label=&quot;&quot;&quot; &amp; [.A31] &amp; &quot;&quot;&quot; icon=&quot;&quot;&quot; &amp; [.B31] &amp; &quot;&quot;&quot;&gt;&lt;action name=&quot;&quot;Execute&quot;&quot;&gt;&lt;command&gt;&lt;![CDATA[&quot; &amp; [.C31] &amp; &quot;]]&gt;&lt;/command&gt;&lt;/action&gt;&lt;/item&gt;&quot;" office:value-type="string" office:string-value="&lt;item label=&quot;Bleachbit (As Root)&quot;|&lt;item label=&quot;Bleachbit (As Root)&quot; icon=&quot;/usr/share/pixmaps/bleachbit.png&quot;&gt;&lt;action name=&quot;Execute&quot;&gt;&lt;command&gt;&lt;![CDATA[pkexec bleachbit]]&gt;&lt;/command&gt;&lt;/action&gt;&lt;/item&gt;" calcext:value-type="string">
            <text:p>&lt;item label="Bleachbit (As Root)"|&lt;item label="Bleachbit (As Root)" icon="/usr/share/pixmaps/bleachbit.png"&gt;&lt;action name="Execute"&gt;&lt;command&gt;&lt;![CDATA[pkexec bleachbit]]&gt;&lt;/command&gt;&lt;/action&gt;&lt;/item&gt;</text:p>
          </table:table-cell>
          <table:table-cell/>
          <table:table-cell table:formula="of:=&quot;&lt;item label=&quot;&quot;&quot; &amp; [.A31] &amp; &quot;&quot;&quot; icon=&quot;&quot;&quot; &amp; [.B31] &amp; &quot;&quot;&quot;&gt;&lt;action name=&quot;&quot;execute&quot;&quot;&gt;&lt;command&gt;&lt;![CDATA[&quot; &amp; [.C31] &amp; &quot;]]&gt;&lt;/command&gt;&lt;/action&gt;&lt;/item&gt;&quot;" office:value-type="string" office:string-value="&lt;item label=&quot;Bleachbit (As Root)&quot; icon=&quot;/usr/share/pixmaps/bleachbit.png&quot;&gt;&lt;action name=&quot;execute&quot;&gt;&lt;command&gt;&lt;![CDATA[pkexec bleachbit]]&gt;&lt;/command&gt;&lt;/action&gt;&lt;/item&gt;" calcext:value-type="string">
            <text:p>&lt;item label="Bleachbit (As Root)" icon="/usr/share/pixmaps/bleachbit.png"&gt;&lt;action name="execute"&gt;&lt;command&gt;&lt;![CDATA[pkexec bleachbit]]&gt;&lt;/command&gt;&lt;/action&gt;&lt;/item&gt;</text:p>
          </table:table-cell>
        </table:table-row>
        <table:table-row table:style-name="ro1">
          <table:table-cell office:value-type="string" calcext:value-type="string">
            <text:p>Bleachbit</text:p>
          </table:table-cell>
          <table:table-cell office:value-type="string" calcext:value-type="string">
            <text:p>/usr/share/pixmaps/bleachbit.png</text:p>
          </table:table-cell>
          <table:table-cell office:value-type="string" calcext:value-type="string">
            <text:p>bleachbit</text:p>
          </table:table-cell>
          <table:table-cell table:formula="of:=&quot;Sistema;&quot;&amp; [.A32] &amp;&quot;;&quot; &amp;[.B32]&amp; &quot;;&quot; &amp;[.C32]" office:value-type="string" office:string-value="Sistema;Bleachbit;/usr/share/pixmaps/bleachbit.png;bleachbit" calcext:value-type="string">
            <text:p>Sistema;Bleachbit;/usr/share/pixmaps/bleachbit.png;bleachbit</text:p>
          </table:table-cell>
          <table:table-cell table:formula="of:=&quot;&lt;item label=&quot;&quot;&quot; &amp; [.A32] &amp; &quot;&quot;&quot;|&lt;item label=&quot;&quot;&quot; &amp; [.A32] &amp; &quot;&quot;&quot; icon=&quot;&quot;&quot; &amp; [.B32] &amp; &quot;&quot;&quot;&gt;&lt;action name=&quot;&quot;Execute&quot;&quot;&gt;&lt;command&gt;&lt;![CDATA[&quot; &amp; [.C32] &amp; &quot;]]&gt;&lt;/command&gt;&lt;/action&gt;&lt;/item&gt;&quot;" office:value-type="string" office:string-value="&lt;item label=&quot;Bleachbit&quot;|&lt;item label=&quot;Bleachbit&quot; icon=&quot;/usr/share/pixmaps/bleachbit.png&quot;&gt;&lt;action name=&quot;Execute&quot;&gt;&lt;command&gt;&lt;![CDATA[bleachbit]]&gt;&lt;/command&gt;&lt;/action&gt;&lt;/item&gt;" calcext:value-type="string">
            <text:p>&lt;item label="Bleachbit"|&lt;item label="Bleachbit" icon="/usr/share/pixmaps/bleachbit.png"&gt;&lt;action name="Execute"&gt;&lt;command&gt;&lt;![CDATA[bleachbit]]&gt;&lt;/command&gt;&lt;/action&gt;&lt;/item&gt;</text:p>
          </table:table-cell>
          <table:table-cell/>
          <table:table-cell table:formula="of:=&quot;&lt;item label=&quot;&quot;&quot; &amp; [.A32] &amp; &quot;&quot;&quot; icon=&quot;&quot;&quot; &amp; [.B32] &amp; &quot;&quot;&quot;&gt;&lt;action name=&quot;&quot;execute&quot;&quot;&gt;&lt;command&gt;&lt;![CDATA[&quot; &amp; [.C32] &amp; &quot;]]&gt;&lt;/command&gt;&lt;/action&gt;&lt;/item&gt;&quot;" office:value-type="string" office:string-value="&lt;item label=&quot;Bleachbit&quot; icon=&quot;/usr/share/pixmaps/bleachbit.png&quot;&gt;&lt;action name=&quot;execute&quot;&gt;&lt;command&gt;&lt;![CDATA[bleachbit]]&gt;&lt;/command&gt;&lt;/action&gt;&lt;/item&gt;" calcext:value-type="string">
            <text:p>&lt;item label="Bleachbit" icon="/usr/share/pixmaps/bleachbit.png"&gt;&lt;action name="execute"&gt;&lt;command&gt;&lt;![CDATA[bleachbit]]&gt;&lt;/command&gt;&lt;/action&gt;&lt;/item&gt;</text:p>
          </table:table-cell>
        </table:table-row>
        <table:table-row table:style-name="ro1">
          <table:table-cell office:value-type="string" calcext:value-type="string">
            <text:p>Conky</text:p>
          </table:table-cell>
          <table:table-cell office:value-type="string" calcext:value-type="string">
            <text:p>/usr/share/icons/hicolor/scalable/apps/conky-logomark-violet.svg</text:p>
          </table:table-cell>
          <table:table-cell office:value-type="string" calcext:value-type="string">
            <text:p>conky --daemonize --pause</text:p>
          </table:table-cell>
          <table:table-cell table:formula="of:=&quot;Sistema;&quot;&amp; [.A33] &amp;&quot;;&quot; &amp;[.B33]&amp; &quot;;&quot; &amp;[.C33]" office:value-type="string" office:string-value="Sistema;Conky;/usr/share/icons/hicolor/scalable/apps/conky-logomark-violet.svg;conky --daemonize --pause" calcext:value-type="string">
            <text:p>Sistema;Conky;/usr/share/icons/hicolor/scalable/apps/conky-logomark-violet.svg;conky --daemonize --pause</text:p>
          </table:table-cell>
          <table:table-cell table:formula="of:=&quot;&lt;item label=&quot;&quot;&quot; &amp; [.A33] &amp; &quot;&quot;&quot;|&lt;item label=&quot;&quot;&quot; &amp; [.A33] &amp; &quot;&quot;&quot; icon=&quot;&quot;&quot; &amp; [.B33] &amp; &quot;&quot;&quot;&gt;&lt;action name=&quot;&quot;Execute&quot;&quot;&gt;&lt;command&gt;&lt;![CDATA[&quot; &amp; [.C33] &amp; &quot;]]&gt;&lt;/command&gt;&lt;/action&gt;&lt;/item&gt;&quot;" office:value-type="string" office:string-value="&lt;item label=&quot;Conky&quot;|&lt;item label=&quot;Conky&quot; icon=&quot;/usr/share/icons/hicolor/scalable/apps/conky-logomark-violet.svg&quot;&gt;&lt;action name=&quot;Execute&quot;&gt;&lt;command&gt;&lt;![CDATA[conky --daemonize --pause]]&gt;&lt;/command&gt;&lt;/action&gt;&lt;/item&gt;" calcext:value-type="string">
            <text:p>&lt;item label="Conky"|&lt;item label="Conky" icon="/usr/share/icons/hicolor/scalable/apps/conky-logomark-violet.svg"&gt;&lt;action name="Execute"&gt;&lt;command&gt;&lt;![CDATA[conky --daemonize --pause]]&gt;&lt;/command&gt;&lt;/action&gt;&lt;/item&gt;</text:p>
          </table:table-cell>
          <table:table-cell/>
          <table:table-cell table:formula="of:=&quot;&lt;item label=&quot;&quot;&quot; &amp; [.A33] &amp; &quot;&quot;&quot; icon=&quot;&quot;&quot; &amp; [.B33] &amp; &quot;&quot;&quot;&gt;&lt;action name=&quot;&quot;execute&quot;&quot;&gt;&lt;command&gt;&lt;![CDATA[&quot; &amp; [.C33] &amp; &quot;]]&gt;&lt;/command&gt;&lt;/action&gt;&lt;/item&gt;&quot;" office:value-type="string" office:string-value="&lt;item label=&quot;Conky&quot; icon=&quot;/usr/share/icons/hicolor/scalable/apps/conky-logomark-violet.svg&quot;&gt;&lt;action name=&quot;execute&quot;&gt;&lt;command&gt;&lt;![CDATA[conky --daemonize --pause]]&gt;&lt;/command&gt;&lt;/action&gt;&lt;/item&gt;" calcext:value-type="string">
            <text:p>&lt;item label="Conky" icon="/usr/share/icons/hicolor/scalable/apps/conky-logomark-violet.svg"&gt;&lt;action name="execute"&gt;&lt;command&gt;&lt;![CDATA[conky --daemonize --pause]]&gt;&lt;/command&gt;&lt;/action&gt;&lt;/item&gt;</text:p>
          </table:table-cell>
        </table:table-row>
        <table:table-row table:style-name="ro1">
          <table:table-cell office:value-type="string" calcext:value-type="string">
            <text:p>Hplip Fax Utility</text:p>
          </table:table-cell>
          <table:table-cell office:value-type="string" calcext:value-type="string">
            <text:p>/usr/share/hplip/data/images/128x128/hp_logo.png</text:p>
          </table:table-cell>
          <table:table-cell office:value-type="string" calcext:value-type="string">
            <text:p>sh -c 'STARTED_FROM_MENU=yes /usr/bin/hp-sendfax’</text:p>
          </table:table-cell>
          <table:table-cell table:formula="of:=&quot;Sistema;&quot;&amp; [.A34] &amp;&quot;;&quot; &amp;[.B34]&amp; &quot;;&quot; &amp;[.C34]" office:value-type="string" office:string-value="Sistema;Hplip Fax Utility;/usr/share/hplip/data/images/128x128/hp_logo.png;sh -c 'STARTED_FROM_MENU=yes /usr/bin/hp-sendfax’" calcext:value-type="string">
            <text:p>Sistema;Hplip Fax Utility;/usr/share/hplip/data/images/128x128/hp_logo.png;sh -c 'STARTED_FROM_MENU=yes /usr/bin/hp-sendfax’</text:p>
          </table:table-cell>
          <table:table-cell table:formula="of:=&quot;&lt;item label=&quot;&quot;&quot; &amp; [.A34] &amp; &quot;&quot;&quot;|&lt;item label=&quot;&quot;&quot; &amp; [.A34] &amp; &quot;&quot;&quot; icon=&quot;&quot;&quot; &amp; [.B34] &amp; &quot;&quot;&quot;&gt;&lt;action name=&quot;&quot;Execute&quot;&quot;&gt;&lt;command&gt;&lt;![CDATA[&quot; &amp; [.C34] &amp; &quot;]]&gt;&lt;/command&gt;&lt;/action&gt;&lt;/item&gt;&quot;" office:value-type="string" office:string-value="&lt;item label=&quot;Hplip Fax Utility&quot;|&lt;item label=&quot;Hplip Fax Utility&quot; icon=&quot;/usr/share/hplip/data/images/128x128/hp_logo.png&quot;&gt;&lt;action name=&quot;Execute&quot;&gt;&lt;command&gt;&lt;![CDATA[sh -c 'STARTED_FROM_MENU=yes /usr/bin/hp-sendfax’]]&gt;&lt;/command&gt;&lt;/action&gt;&lt;/item&gt;" calcext:value-type="string">
            <text:p>&lt;item label="Hplip Fax Utility"|&lt;item label="Hplip Fax Utility" icon="/usr/share/hplip/data/images/128x128/hp_logo.png"&gt;&lt;action name="Execute"&gt;&lt;command&gt;&lt;![CDATA[sh -c 'STARTED_FROM_MENU=yes /usr/bin/hp-sendfax’]]&gt;&lt;/command&gt;&lt;/action&gt;&lt;/item&gt;</text:p>
          </table:table-cell>
          <table:table-cell/>
          <table:table-cell table:formula="of:=&quot;&lt;item label=&quot;&quot;&quot; &amp; [.A34] &amp; &quot;&quot;&quot; icon=&quot;&quot;&quot; &amp; [.B34] &amp; &quot;&quot;&quot;&gt;&lt;action name=&quot;&quot;execute&quot;&quot;&gt;&lt;command&gt;&lt;![CDATA[&quot; &amp; [.C34] &amp; &quot;]]&gt;&lt;/command&gt;&lt;/action&gt;&lt;/item&gt;&quot;" office:value-type="string" office:string-value="&lt;item label=&quot;Hplip Fax Utility&quot; icon=&quot;/usr/share/hplip/data/images/128x128/hp_logo.png&quot;&gt;&lt;action name=&quot;execute&quot;&gt;&lt;command&gt;&lt;![CDATA[sh -c 'STARTED_FROM_MENU=yes /usr/bin/hp-sendfax’]]&gt;&lt;/command&gt;&lt;/action&gt;&lt;/item&gt;" calcext:value-type="string">
            <text:p>&lt;item label="Hplip Fax Utility" icon="/usr/share/hplip/data/images/128x128/hp_logo.png"&gt;&lt;action name="execute"&gt;&lt;command&gt;&lt;![CDATA[sh -c 'STARTED_FROM_MENU=yes /usr/bin/hp-sendfax’]]&gt;&lt;/command&gt;&lt;/action&gt;&lt;/item&gt;</text:p>
          </table:table-cell>
        </table:table-row>
        <table:table-row table:style-name="ro1">
          <table:table-cell office:value-type="string" calcext:value-type="string">
            <text:p>Hplip Toolbox</text:p>
          </table:table-cell>
          <table:table-cell office:value-type="string" calcext:value-type="string">
            <text:p>/usr/share/hplip/data/images/128x128/hp_logo.png</text:p>
          </table:table-cell>
          <table:table-cell office:value-type="string" calcext:value-type="string">
            <text:p>sh -c 'STARTED_FROM_MENU=yes /usr/bin/hp-toolbox’</text:p>
          </table:table-cell>
          <table:table-cell table:formula="of:=&quot;Sistema;&quot;&amp; [.A35] &amp;&quot;;&quot; &amp;[.B35]&amp; &quot;;&quot; &amp;[.C35]" office:value-type="string" office:string-value="Sistema;Hplip Toolbox;/usr/share/hplip/data/images/128x128/hp_logo.png;sh -c 'STARTED_FROM_MENU=yes /usr/bin/hp-toolbox’" calcext:value-type="string">
            <text:p>Sistema;Hplip Toolbox;/usr/share/hplip/data/images/128x128/hp_logo.png;sh -c 'STARTED_FROM_MENU=yes /usr/bin/hp-toolbox’</text:p>
          </table:table-cell>
          <table:table-cell table:formula="of:=&quot;&lt;item label=&quot;&quot;&quot; &amp; [.A35] &amp; &quot;&quot;&quot;|&lt;item label=&quot;&quot;&quot; &amp; [.A35] &amp; &quot;&quot;&quot; icon=&quot;&quot;&quot; &amp; [.B35] &amp; &quot;&quot;&quot;&gt;&lt;action name=&quot;&quot;Execute&quot;&quot;&gt;&lt;command&gt;&lt;![CDATA[&quot; &amp; [.C35] &amp; &quot;]]&gt;&lt;/command&gt;&lt;/action&gt;&lt;/item&gt;&quot;" office:value-type="string" office:string-value="&lt;item label=&quot;Hplip Toolbox&quot;|&lt;item label=&quot;Hplip Toolbox&quot; icon=&quot;/usr/share/hplip/data/images/128x128/hp_logo.png&quot;&gt;&lt;action name=&quot;Execute&quot;&gt;&lt;command&gt;&lt;![CDATA[sh -c 'STARTED_FROM_MENU=yes /usr/bin/hp-toolbox’]]&gt;&lt;/command&gt;&lt;/action&gt;&lt;/item&gt;" calcext:value-type="string">
            <text:p>&lt;item label="Hplip Toolbox"|&lt;item label="Hplip Toolbox" icon="/usr/share/hplip/data/images/128x128/hp_logo.png"&gt;&lt;action name="Execute"&gt;&lt;command&gt;&lt;![CDATA[sh -c 'STARTED_FROM_MENU=yes /usr/bin/hp-toolbox’]]&gt;&lt;/command&gt;&lt;/action&gt;&lt;/item&gt;</text:p>
          </table:table-cell>
          <table:table-cell/>
          <table:table-cell table:formula="of:=&quot;&lt;item label=&quot;&quot;&quot; &amp; [.A35] &amp; &quot;&quot;&quot; icon=&quot;&quot;&quot; &amp; [.B35] &amp; &quot;&quot;&quot;&gt;&lt;action name=&quot;&quot;execute&quot;&quot;&gt;&lt;command&gt;&lt;![CDATA[&quot; &amp; [.C35] &amp; &quot;]]&gt;&lt;/command&gt;&lt;/action&gt;&lt;/item&gt;&quot;" office:value-type="string" office:string-value="&lt;item label=&quot;Hplip Toolbox&quot; icon=&quot;/usr/share/hplip/data/images/128x128/hp_logo.png&quot;&gt;&lt;action name=&quot;execute&quot;&gt;&lt;command&gt;&lt;![CDATA[sh -c 'STARTED_FROM_MENU=yes /usr/bin/hp-toolbox’]]&gt;&lt;/command&gt;&lt;/action&gt;&lt;/item&gt;" calcext:value-type="string">
            <text:p>&lt;item label="Hplip Toolbox" icon="/usr/share/hplip/data/images/128x128/hp_logo.png"&gt;&lt;action name="execute"&gt;&lt;command&gt;&lt;![CDATA[sh -c 'STARTED_FROM_MENU=yes /usr/bin/hp-toolbox’]]&gt;&lt;/command&gt;&lt;/action&gt;&lt;/item&gt;</text:p>
          </table:table-cell>
        </table:table-row>
        <table:table-row table:style-name="ro1">
          <table:table-cell office:value-type="string" calcext:value-type="string">
            <text:p>Oracle Vm Virtualbox</text:p>
          </table:table-cell>
          <table:table-cell office:value-type="string" calcext:value-type="string">
            <text:p>/usr/share/pixmaps/virtualbox.png</text:p>
          </table:table-cell>
          <table:table-cell office:value-type="string" calcext:value-type="string">
            <text:p>VirtualBox</text:p>
          </table:table-cell>
          <table:table-cell table:formula="of:=&quot;Sistema;&quot;&amp; [.A36] &amp;&quot;;&quot; &amp;[.B36]&amp; &quot;;&quot; &amp;[.C36]" office:value-type="string" office:string-value="Sistema;Oracle Vm Virtualbox;/usr/share/pixmaps/virtualbox.png;VirtualBox" calcext:value-type="string">
            <text:p>Sistema;Oracle Vm Virtualbox;/usr/share/pixmaps/virtualbox.png;VirtualBox</text:p>
          </table:table-cell>
          <table:table-cell table:formula="of:=&quot;&lt;item label=&quot;&quot;&quot; &amp; [.A36] &amp; &quot;&quot;&quot;|&lt;item label=&quot;&quot;&quot; &amp; [.A36] &amp; &quot;&quot;&quot; icon=&quot;&quot;&quot; &amp; [.B36] &amp; &quot;&quot;&quot;&gt;&lt;action name=&quot;&quot;Execute&quot;&quot;&gt;&lt;command&gt;&lt;![CDATA[&quot; &amp; [.C36] &amp; &quot;]]&gt;&lt;/command&gt;&lt;/action&gt;&lt;/item&gt;&quot;" office:value-type="string" office:string-value="&lt;item label=&quot;Oracle Vm Virtualbox&quot;|&lt;item label=&quot;Oracle Vm Virtualbox&quot; icon=&quot;/usr/share/pixmaps/virtualbox.png&quot;&gt;&lt;action name=&quot;Execute&quot;&gt;&lt;command&gt;&lt;![CDATA[VirtualBox]]&gt;&lt;/command&gt;&lt;/action&gt;&lt;/item&gt;" calcext:value-type="string">
            <text:p>&lt;item label="Oracle Vm Virtualbox"|&lt;item label="Oracle Vm Virtualbox" icon="/usr/share/pixmaps/virtualbox.png"&gt;&lt;action name="Execute"&gt;&lt;command&gt;&lt;![CDATA[VirtualBox]]&gt;&lt;/command&gt;&lt;/action&gt;&lt;/item&gt;</text:p>
          </table:table-cell>
          <table:table-cell/>
          <table:table-cell table:formula="of:=&quot;&lt;item label=&quot;&quot;&quot; &amp; [.A36] &amp; &quot;&quot;&quot; icon=&quot;&quot;&quot; &amp; [.B36] &amp; &quot;&quot;&quot;&gt;&lt;action name=&quot;&quot;execute&quot;&quot;&gt;&lt;command&gt;&lt;![CDATA[&quot; &amp; [.C36] &amp; &quot;]]&gt;&lt;/command&gt;&lt;/action&gt;&lt;/item&gt;&quot;" office:value-type="string" office:string-value="&lt;item label=&quot;Oracle Vm Virtualbox&quot; icon=&quot;/usr/share/pixmaps/virtualbox.png&quot;&gt;&lt;action name=&quot;execute&quot;&gt;&lt;command&gt;&lt;![CDATA[VirtualBox]]&gt;&lt;/command&gt;&lt;/action&gt;&lt;/item&gt;" calcext:value-type="string">
            <text:p>&lt;item label="Oracle Vm Virtualbox" icon="/usr/share/pixmaps/virtualbox.png"&gt;&lt;action name="execute"&gt;&lt;command&gt;&lt;![CDATA[VirtualBox]]&gt;&lt;/command&gt;&lt;/action&gt;&lt;/item&gt;</text:p>
          </table:table-cell>
        </table:table-row>
        <table:table-row table:style-name="ro1">
          <table:table-cell office:value-type="string" calcext:value-type="string">
            <text:p>Plank</text:p>
          </table:table-cell>
          <table:table-cell office:value-type="string" calcext:value-type="string">
            <text:p>/usr/share/icons/hicolor/128x128/apps/plank.svg</text:p>
          </table:table-cell>
          <table:table-cell office:value-type="string" calcext:value-type="string">
            <text:p>plank</text:p>
          </table:table-cell>
          <table:table-cell table:formula="of:=&quot;Sistema;&quot;&amp; [.A37] &amp;&quot;;&quot; &amp;[.B37]&amp; &quot;;&quot; &amp;[.C37]" office:value-type="string" office:string-value="Sistema;Plank;/usr/share/icons/hicolor/128x128/apps/plank.svg;plank" calcext:value-type="string">
            <text:p>Sistema;Plank;/usr/share/icons/hicolor/128x128/apps/plank.svg;plank</text:p>
          </table:table-cell>
          <table:table-cell table:formula="of:=&quot;&lt;item label=&quot;&quot;&quot; &amp; [.A37] &amp; &quot;&quot;&quot;|&lt;item label=&quot;&quot;&quot; &amp; [.A37] &amp; &quot;&quot;&quot; icon=&quot;&quot;&quot; &amp; [.B37] &amp; &quot;&quot;&quot;&gt;&lt;action name=&quot;&quot;Execute&quot;&quot;&gt;&lt;command&gt;&lt;![CDATA[&quot; &amp; [.C37] &amp; &quot;]]&gt;&lt;/command&gt;&lt;/action&gt;&lt;/item&gt;&quot;" office:value-type="string" office:string-value="&lt;item label=&quot;Plank&quot;|&lt;item label=&quot;Plank&quot; icon=&quot;/usr/share/icons/hicolor/128x128/apps/plank.svg&quot;&gt;&lt;action name=&quot;Execute&quot;&gt;&lt;command&gt;&lt;![CDATA[plank]]&gt;&lt;/command&gt;&lt;/action&gt;&lt;/item&gt;" calcext:value-type="string">
            <text:p>&lt;item label="Plank"|&lt;item label="Plank" icon="/usr/share/icons/hicolor/128x128/apps/plank.svg"&gt;&lt;action name="Execute"&gt;&lt;command&gt;&lt;![CDATA[plank]]&gt;&lt;/command&gt;&lt;/action&gt;&lt;/item&gt;</text:p>
          </table:table-cell>
          <table:table-cell/>
          <table:table-cell table:formula="of:=&quot;&lt;item label=&quot;&quot;&quot; &amp; [.A37] &amp; &quot;&quot;&quot; icon=&quot;&quot;&quot; &amp; [.B37] &amp; &quot;&quot;&quot;&gt;&lt;action name=&quot;&quot;execute&quot;&quot;&gt;&lt;command&gt;&lt;![CDATA[&quot; &amp; [.C37] &amp; &quot;]]&gt;&lt;/command&gt;&lt;/action&gt;&lt;/item&gt;&quot;" office:value-type="string" office:string-value="&lt;item label=&quot;Plank&quot; icon=&quot;/usr/share/icons/hicolor/128x128/apps/plank.svg&quot;&gt;&lt;action name=&quot;execute&quot;&gt;&lt;command&gt;&lt;![CDATA[plank]]&gt;&lt;/command&gt;&lt;/action&gt;&lt;/item&gt;" calcext:value-type="string">
            <text:p>&lt;item label="Plank" icon="/usr/share/icons/hicolor/128x128/apps/plank.svg"&gt;&lt;action name="execute"&gt;&lt;command&gt;&lt;![CDATA[plank]]&gt;&lt;/command&gt;&lt;/action&gt;&lt;/item&gt;</text:p>
          </table:table-cell>
        </table:table-row>
        <table:table-row table:style-name="ro1">
          <table:table-cell office:value-type="string" calcext:value-type="string">
            <text:p>System Profiler And Benchmark</text:p>
          </table:table-cell>
          <table:table-cell office:value-type="string" calcext:value-type="string">
            <text:p>/usr/share/hardinfo/pixmaps/logo.png</text:p>
          </table:table-cell>
          <table:table-cell office:value-type="string" calcext:value-type="string">
            <text:p>/usr/bin/hardinfo</text:p>
          </table:table-cell>
          <table:table-cell table:formula="of:=&quot;Sistema;&quot;&amp; [.A38] &amp;&quot;;&quot; &amp;[.B38]&amp; &quot;;&quot; &amp;[.C38]" office:value-type="string" office:string-value="Sistema;System Profiler And Benchmark;/usr/share/hardinfo/pixmaps/logo.png;/usr/bin/hardinfo" calcext:value-type="string">
            <text:p>Sistema;System Profiler And Benchmark;/usr/share/hardinfo/pixmaps/logo.png;/usr/bin/hardinfo</text:p>
          </table:table-cell>
          <table:table-cell table:formula="of:=&quot;&lt;item label=&quot;&quot;&quot; &amp; [.A38] &amp; &quot;&quot;&quot;|&lt;item label=&quot;&quot;&quot; &amp; [.A38] &amp; &quot;&quot;&quot; icon=&quot;&quot;&quot; &amp; [.B38] &amp; &quot;&quot;&quot;&gt;&lt;action name=&quot;&quot;Execute&quot;&quot;&gt;&lt;command&gt;&lt;![CDATA[&quot; &amp; [.C38] &amp; &quot;]]&gt;&lt;/command&gt;&lt;/action&gt;&lt;/item&gt;&quot;" office:value-type="string" office:string-value="&lt;item label=&quot;System Profiler And Benchmark&quot;|&lt;item label=&quot;System Profiler And Benchmark&quot; icon=&quot;/usr/share/hardinfo/pixmaps/logo.png&quot;&gt;&lt;action name=&quot;Execute&quot;&gt;&lt;command&gt;&lt;![CDATA[/usr/bin/hardinfo]]&gt;&lt;/command&gt;&lt;/action&gt;&lt;/item&gt;" calcext:value-type="string">
            <text:p>&lt;item label="System Profiler And Benchmark"|&lt;item label="System Profiler And Benchmark" icon="/usr/share/hardinfo/pixmaps/logo.png"&gt;&lt;action name="Execute"&gt;&lt;command&gt;&lt;![CDATA[/usr/bin/hardinfo]]&gt;&lt;/command&gt;&lt;/action&gt;&lt;/item&gt;</text:p>
          </table:table-cell>
          <table:table-cell/>
          <table:table-cell table:formula="of:=&quot;&lt;item label=&quot;&quot;&quot; &amp; [.A38] &amp; &quot;&quot;&quot; icon=&quot;&quot;&quot; &amp; [.B38] &amp; &quot;&quot;&quot;&gt;&lt;action name=&quot;&quot;execute&quot;&quot;&gt;&lt;command&gt;&lt;![CDATA[&quot; &amp; [.C38] &amp; &quot;]]&gt;&lt;/command&gt;&lt;/action&gt;&lt;/item&gt;&quot;" office:value-type="string" office:string-value="&lt;item label=&quot;System Profiler And Benchmark&quot; icon=&quot;/usr/share/hardinfo/pixmaps/logo.png&quot;&gt;&lt;action name=&quot;execute&quot;&gt;&lt;command&gt;&lt;![CDATA[/usr/bin/hardinfo]]&gt;&lt;/command&gt;&lt;/action&gt;&lt;/item&gt;" calcext:value-type="string">
            <text:p>&lt;item label="System Profiler And Benchmark" icon="/usr/share/hardinfo/pixmaps/logo.png"&gt;&lt;action name="execute"&gt;&lt;command&gt;&lt;![CDATA[/usr/bin/hardinfo]]&gt;&lt;/command&gt;&lt;/action&gt;&lt;/item&gt;</text:p>
          </table:table-cell>
        </table:table-row>
        <table:table-row table:style-name="ro1">
          <table:table-cell office:value-type="string" calcext:value-type="string">
            <text:p>File Manager Pcmanfm</text:p>
          </table:table-cell>
          <table:table-cell office:value-type="string" calcext:value-type="string">
            <text:p>/usr/share/icons/Adwaita/48x48/legacy/system-file-manager.png</text:p>
          </table:table-cell>
          <table:table-cell office:value-type="string" calcext:value-type="string">
            <text:p>pcmanfm</text:p>
          </table:table-cell>
          <table:table-cell table:formula="of:=&quot;Utilitário;&quot;&amp; [.A39] &amp;&quot;;&quot; &amp;[.B39]&amp; &quot;;&quot; &amp;[.C39]" office:value-type="string" office:string-value="Utilitário;File Manager Pcmanfm;/usr/share/icons/Adwaita/48x48/legacy/system-file-manager.png;pcmanfm" calcext:value-type="string">
            <text:p>Utilitário;File Manager Pcmanfm;/usr/share/icons/Adwaita/48x48/legacy/system-file-manager.png;pcmanfm</text:p>
          </table:table-cell>
          <table:table-cell table:formula="of:=&quot;&lt;item label=&quot;&quot;&quot; &amp; [.A39] &amp; &quot;&quot;&quot;|&lt;item label=&quot;&quot;&quot; &amp; [.A39] &amp; &quot;&quot;&quot; icon=&quot;&quot;&quot; &amp; [.B39] &amp; &quot;&quot;&quot;&gt;&lt;action name=&quot;&quot;Execute&quot;&quot;&gt;&lt;command&gt;&lt;![CDATA[&quot; &amp; [.C39] &amp; &quot;]]&gt;&lt;/command&gt;&lt;/action&gt;&lt;/item&gt;&quot;" office:value-type="string" office:string-value="&lt;item label=&quot;File Manager Pcmanfm&quot;|&lt;item label=&quot;File Manager Pcmanfm&quot; icon=&quot;/usr/share/icons/Adwaita/48x48/legacy/system-file-manager.png&quot;&gt;&lt;action name=&quot;Execute&quot;&gt;&lt;command&gt;&lt;![CDATA[pcmanfm]]&gt;&lt;/command&gt;&lt;/action&gt;&lt;/item&gt;" calcext:value-type="string">
            <text:p>&lt;item label="File Manager Pcmanfm"|&lt;item label="File Manager Pcmanfm" icon="/usr/share/icons/Adwaita/48x48/legacy/system-file-manager.png"&gt;&lt;action name="Execute"&gt;&lt;command&gt;&lt;![CDATA[pcmanfm]]&gt;&lt;/command&gt;&lt;/action&gt;&lt;/item&gt;</text:p>
          </table:table-cell>
          <table:table-cell/>
          <table:table-cell table:formula="of:=&quot;&lt;item label=&quot;&quot;&quot; &amp; [.A39] &amp; &quot;&quot;&quot; icon=&quot;&quot;&quot; &amp; [.B39] &amp; &quot;&quot;&quot;&gt;&lt;action name=&quot;&quot;execute&quot;&quot;&gt;&lt;command&gt;&lt;![CDATA[&quot; &amp; [.C39] &amp; &quot;]]&gt;&lt;/command&gt;&lt;/action&gt;&lt;/item&gt;&quot;" office:value-type="string" office:string-value="&lt;item label=&quot;File Manager Pcmanfm&quot; icon=&quot;/usr/share/icons/Adwaita/48x48/legacy/system-file-manager.png&quot;&gt;&lt;action name=&quot;execute&quot;&gt;&lt;command&gt;&lt;![CDATA[pcmanfm]]&gt;&lt;/command&gt;&lt;/action&gt;&lt;/item&gt;" calcext:value-type="string">
            <text:p>&lt;item label="File Manager Pcmanfm" icon="/usr/share/icons/Adwaita/48x48/legacy/system-file-manager.png"&gt;&lt;action name="execute"&gt;&lt;command&gt;&lt;![CDATA[pcmanfm]]&gt;&lt;/command&gt;&lt;/action&gt;&lt;/item&gt;</text:p>
          </table:table-cell>
        </table:table-row>
        <table:table-row table:style-name="ro1">
          <table:table-cell office:value-type="string" calcext:value-type="string">
            <text:p>Lxterminal</text:p>
          </table:table-cell>
          <table:table-cell office:value-type="string" calcext:value-type="string">
            <text:p>/usr/share/icons/hicolor/128x128/apps/lxterminal.png</text:p>
          </table:table-cell>
          <table:table-cell office:value-type="string" calcext:value-type="string">
            <text:p>lxterminal</text:p>
          </table:table-cell>
          <table:table-cell table:formula="of:=&quot;Utilitário;&quot;&amp; [.A40] &amp;&quot;;&quot; &amp;[.B40]&amp; &quot;;&quot; &amp;[.C40]" office:value-type="string" office:string-value="Utilitário;Lxterminal;/usr/share/icons/hicolor/128x128/apps/lxterminal.png;lxterminal" calcext:value-type="string">
            <text:p>Utilitário;Lxterminal;/usr/share/icons/hicolor/128x128/apps/lxterminal.png;lxterminal</text:p>
          </table:table-cell>
          <table:table-cell table:formula="of:=&quot;&lt;item label=&quot;&quot;&quot; &amp; [.A40] &amp; &quot;&quot;&quot;|&lt;item label=&quot;&quot;&quot; &amp; [.A40] &amp; &quot;&quot;&quot; icon=&quot;&quot;&quot; &amp; [.B40] &amp; &quot;&quot;&quot;&gt;&lt;action name=&quot;&quot;Execute&quot;&quot;&gt;&lt;command&gt;&lt;![CDATA[&quot; &amp; [.C40] &amp; &quot;]]&gt;&lt;/command&gt;&lt;/action&gt;&lt;/item&gt;&quot;" office:value-type="string" office:string-value="&lt;item label=&quot;Lxterminal&quot;|&lt;item label=&quot;Lxterminal&quot; icon=&quot;/usr/share/icons/hicolor/128x128/apps/lxterminal.png&quot;&gt;&lt;action name=&quot;Execute&quot;&gt;&lt;command&gt;&lt;![CDATA[lxterminal]]&gt;&lt;/command&gt;&lt;/action&gt;&lt;/item&gt;" calcext:value-type="string">
            <text:p>&lt;item label="Lxterminal"|&lt;item label="Lxterminal" icon="/usr/share/icons/hicolor/128x128/apps/lxterminal.png"&gt;&lt;action name="Execute"&gt;&lt;command&gt;&lt;![CDATA[lxterminal]]&gt;&lt;/command&gt;&lt;/action&gt;&lt;/item&gt;</text:p>
          </table:table-cell>
          <table:table-cell/>
          <table:table-cell table:formula="of:=&quot;&lt;item label=&quot;&quot;&quot; &amp; [.A40] &amp; &quot;&quot;&quot; icon=&quot;&quot;&quot; &amp; [.B40] &amp; &quot;&quot;&quot;&gt;&lt;action name=&quot;&quot;execute&quot;&quot;&gt;&lt;command&gt;&lt;![CDATA[&quot; &amp; [.C40] &amp; &quot;]]&gt;&lt;/command&gt;&lt;/action&gt;&lt;/item&gt;&quot;" office:value-type="string" office:string-value="&lt;item label=&quot;Lxterminal&quot; icon=&quot;/usr/share/icons/hicolor/128x128/apps/lxterminal.png&quot;&gt;&lt;action name=&quot;execute&quot;&gt;&lt;command&gt;&lt;![CDATA[lxterminal]]&gt;&lt;/command&gt;&lt;/action&gt;&lt;/item&gt;" calcext:value-type="string">
            <text:p>&lt;item label="Lxterminal" icon="/usr/share/icons/hicolor/128x128/apps/lxterminal.png"&gt;&lt;action name="execute"&gt;&lt;command&gt;&lt;![CDATA[lxterminal]]&gt;&lt;/command&gt;&lt;/action&gt;&lt;/item&gt;</text:p>
          </table:table-cell>
        </table:table-row>
        <table:table-row table:style-name="ro1">
          <table:table-cell office:value-type="string" calcext:value-type="string">
            <text:p>Uxterm</text:p>
          </table:table-cell>
          <table:table-cell office:value-type="string" calcext:value-type="string">
            <text:p>/usr/share/icons/hicolor/scalable/apps/mini.xterm.svg</text:p>
          </table:table-cell>
          <table:table-cell office:value-type="string" calcext:value-type="string">
            <text:p>uxterm</text:p>
          </table:table-cell>
          <table:table-cell table:formula="of:=&quot;Utilitário;&quot;&amp; [.A41] &amp;&quot;;&quot; &amp;[.B41]&amp; &quot;;&quot; &amp;[.C41]" office:value-type="string" office:string-value="Utilitário;Uxterm;/usr/share/icons/hicolor/scalable/apps/mini.xterm.svg;uxterm" calcext:value-type="string">
            <text:p>Utilitário;Uxterm;/usr/share/icons/hicolor/scalable/apps/mini.xterm.svg;uxterm</text:p>
          </table:table-cell>
          <table:table-cell table:formula="of:=&quot;&lt;item label=&quot;&quot;&quot; &amp; [.A41] &amp; &quot;&quot;&quot;|&lt;item label=&quot;&quot;&quot; &amp; [.A41] &amp; &quot;&quot;&quot; icon=&quot;&quot;&quot; &amp; [.B41] &amp; &quot;&quot;&quot;&gt;&lt;action name=&quot;&quot;Execute&quot;&quot;&gt;&lt;command&gt;&lt;![CDATA[&quot; &amp; [.C41] &amp; &quot;]]&gt;&lt;/command&gt;&lt;/action&gt;&lt;/item&gt;&quot;" office:value-type="string" office:string-value="&lt;item label=&quot;Uxterm&quot;|&lt;item label=&quot;Uxterm&quot; icon=&quot;/usr/share/icons/hicolor/scalable/apps/mini.xterm.svg&quot;&gt;&lt;action name=&quot;Execute&quot;&gt;&lt;command&gt;&lt;![CDATA[uxterm]]&gt;&lt;/command&gt;&lt;/action&gt;&lt;/item&gt;" calcext:value-type="string">
            <text:p>&lt;item label="Uxterm"|&lt;item label="Uxterm" icon="/usr/share/icons/hicolor/scalable/apps/mini.xterm.svg"&gt;&lt;action name="Execute"&gt;&lt;command&gt;&lt;![CDATA[uxterm]]&gt;&lt;/command&gt;&lt;/action&gt;&lt;/item&gt;</text:p>
          </table:table-cell>
          <table:table-cell/>
          <table:table-cell table:formula="of:=&quot;&lt;item label=&quot;&quot;&quot; &amp; [.A41] &amp; &quot;&quot;&quot; icon=&quot;&quot;&quot; &amp; [.B41] &amp; &quot;&quot;&quot;&gt;&lt;action name=&quot;&quot;execute&quot;&quot;&gt;&lt;command&gt;&lt;![CDATA[&quot; &amp; [.C41] &amp; &quot;]]&gt;&lt;/command&gt;&lt;/action&gt;&lt;/item&gt;&quot;" office:value-type="string" office:string-value="&lt;item label=&quot;Uxterm&quot; icon=&quot;/usr/share/icons/hicolor/scalable/apps/mini.xterm.svg&quot;&gt;&lt;action name=&quot;execute&quot;&gt;&lt;command&gt;&lt;![CDATA[uxterm]]&gt;&lt;/command&gt;&lt;/action&gt;&lt;/item&gt;" calcext:value-type="string">
            <text:p>&lt;item label="Uxterm" icon="/usr/share/icons/hicolor/scalable/apps/mini.xterm.svg"&gt;&lt;action name="execute"&gt;&lt;command&gt;&lt;![CDATA[uxterm]]&gt;&lt;/command&gt;&lt;/action&gt;&lt;/item&gt;</text:p>
          </table:table-cell>
        </table:table-row>
        <table:table-row table:style-name="ro1">
          <table:table-cell office:value-type="string" calcext:value-type="string">
            <text:p>Xarchiver</text:p>
          </table:table-cell>
          <table:table-cell office:value-type="string" calcext:value-type="string">
            <text:p>/usr/share/icons/hicolor/16x16/apps/xarchiver.png</text:p>
          </table:table-cell>
          <table:table-cell office:value-type="string" calcext:value-type="string">
            <text:p>xarchiver</text:p>
          </table:table-cell>
          <table:table-cell table:formula="of:=&quot;Utilitário;&quot;&amp; [.A42] &amp;&quot;;&quot; &amp;[.B42]&amp; &quot;;&quot; &amp;[.C42]" office:value-type="string" office:string-value="Utilitário;Xarchiver;/usr/share/icons/hicolor/16x16/apps/xarchiver.png;xarchiver" calcext:value-type="string">
            <text:p>Utilitário;Xarchiver;/usr/share/icons/hicolor/16x16/apps/xarchiver.png;xarchiver</text:p>
          </table:table-cell>
          <table:table-cell table:formula="of:=&quot;&lt;item label=&quot;&quot;&quot; &amp; [.A42] &amp; &quot;&quot;&quot;|&lt;item label=&quot;&quot;&quot; &amp; [.A42] &amp; &quot;&quot;&quot; icon=&quot;&quot;&quot; &amp; [.B42] &amp; &quot;&quot;&quot;&gt;&lt;action name=&quot;&quot;Execute&quot;&quot;&gt;&lt;command&gt;&lt;![CDATA[&quot; &amp; [.C42] &amp; &quot;]]&gt;&lt;/command&gt;&lt;/action&gt;&lt;/item&gt;&quot;" office:value-type="string" office:string-value="&lt;item label=&quot;Xarchiver&quot;|&lt;item label=&quot;Xarchiver&quot; icon=&quot;/usr/share/icons/hicolor/16x16/apps/xarchiver.png&quot;&gt;&lt;action name=&quot;Execute&quot;&gt;&lt;command&gt;&lt;![CDATA[xarchiver]]&gt;&lt;/command&gt;&lt;/action&gt;&lt;/item&gt;" calcext:value-type="string">
            <text:p>&lt;item label="Xarchiver"|&lt;item label="Xarchiver" icon="/usr/share/icons/hicolor/16x16/apps/xarchiver.png"&gt;&lt;action name="Execute"&gt;&lt;command&gt;&lt;![CDATA[xarchiver]]&gt;&lt;/command&gt;&lt;/action&gt;&lt;/item&gt;</text:p>
          </table:table-cell>
          <table:table-cell/>
          <table:table-cell table:formula="of:=&quot;&lt;item label=&quot;&quot;&quot; &amp; [.A42] &amp; &quot;&quot;&quot; icon=&quot;&quot;&quot; &amp; [.B42] &amp; &quot;&quot;&quot;&gt;&lt;action name=&quot;&quot;execute&quot;&quot;&gt;&lt;command&gt;&lt;![CDATA[&quot; &amp; [.C42] &amp; &quot;]]&gt;&lt;/command&gt;&lt;/action&gt;&lt;/item&gt;&quot;" office:value-type="string" office:string-value="&lt;item label=&quot;Xarchiver&quot; icon=&quot;/usr/share/icons/hicolor/16x16/apps/xarchiver.png&quot;&gt;&lt;action name=&quot;execute&quot;&gt;&lt;command&gt;&lt;![CDATA[xarchiver]]&gt;&lt;/command&gt;&lt;/action&gt;&lt;/item&gt;" calcext:value-type="string">
            <text:p>&lt;item label="Xarchiver" icon="/usr/share/icons/hicolor/16x16/apps/xarchiver.png"&gt;&lt;action name="execute"&gt;&lt;command&gt;&lt;![CDATA[xarchiver]]&gt;&lt;/command&gt;&lt;/action&gt;&lt;/item&gt;</text:p>
          </table:table-cell>
        </table:table-row>
        <table:table-row table:style-name="ro1">
          <table:table-cell office:value-type="string" calcext:value-type="string">
            <text:p>Xterm</text:p>
          </table:table-cell>
          <table:table-cell office:value-type="string" calcext:value-type="string">
            <text:p>/usr/share/icons/hicolor/scalable/apps/mini.xterm.svg</text:p>
          </table:table-cell>
          <table:table-cell office:value-type="string" calcext:value-type="string">
            <text:p>xterm</text:p>
          </table:table-cell>
          <table:table-cell table:formula="of:=&quot;Utilitário;&quot;&amp; [.A43] &amp;&quot;;&quot; &amp;[.B43]&amp; &quot;;&quot; &amp;[.C43]" office:value-type="string" office:string-value="Utilitário;Xterm;/usr/share/icons/hicolor/scalable/apps/mini.xterm.svg;xterm" calcext:value-type="string">
            <text:p>Utilitário;Xterm;/usr/share/icons/hicolor/scalable/apps/mini.xterm.svg;xterm</text:p>
          </table:table-cell>
          <table:table-cell table:formula="of:=&quot;&lt;item label=&quot;&quot;&quot; &amp; [.A43] &amp; &quot;&quot;&quot;|&lt;item label=&quot;&quot;&quot; &amp; [.A43] &amp; &quot;&quot;&quot; icon=&quot;&quot;&quot; &amp; [.B43] &amp; &quot;&quot;&quot;&gt;&lt;action name=&quot;&quot;Execute&quot;&quot;&gt;&lt;command&gt;&lt;![CDATA[&quot; &amp; [.C43] &amp; &quot;]]&gt;&lt;/command&gt;&lt;/action&gt;&lt;/item&gt;&quot;" office:value-type="string" office:string-value="&lt;item label=&quot;Xterm&quot;|&lt;item label=&quot;Xterm&quot; icon=&quot;/usr/share/icons/hicolor/scalable/apps/mini.xterm.svg&quot;&gt;&lt;action name=&quot;Execute&quot;&gt;&lt;command&gt;&lt;![CDATA[xterm]]&gt;&lt;/command&gt;&lt;/action&gt;&lt;/item&gt;" calcext:value-type="string">
            <text:p>&lt;item label="Xterm"|&lt;item label="Xterm" icon="/usr/share/icons/hicolor/scalable/apps/mini.xterm.svg"&gt;&lt;action name="Execute"&gt;&lt;command&gt;&lt;![CDATA[xterm]]&gt;&lt;/command&gt;&lt;/action&gt;&lt;/item&gt;</text:p>
          </table:table-cell>
          <table:table-cell/>
          <table:table-cell table:formula="of:=&quot;&lt;item label=&quot;&quot;&quot; &amp; [.A43] &amp; &quot;&quot;&quot; icon=&quot;&quot;&quot; &amp; [.B43] &amp; &quot;&quot;&quot;&gt;&lt;action name=&quot;&quot;execute&quot;&quot;&gt;&lt;command&gt;&lt;![CDATA[&quot; &amp; [.C43] &amp; &quot;]]&gt;&lt;/command&gt;&lt;/action&gt;&lt;/item&gt;&quot;" office:value-type="string" office:string-value="&lt;item label=&quot;Xterm&quot; icon=&quot;/usr/share/icons/hicolor/scalable/apps/mini.xterm.svg&quot;&gt;&lt;action name=&quot;execute&quot;&gt;&lt;command&gt;&lt;![CDATA[xterm]]&gt;&lt;/command&gt;&lt;/action&gt;&lt;/item&gt;" calcext:value-type="string">
            <text:p>&lt;item label="Xterm" icon="/usr/share/icons/hicolor/scalable/apps/mini.xterm.svg"&gt;&lt;action name="execute"&gt;&lt;command&gt;&lt;![CDATA[xterm]]&gt;&lt;/command&gt;&lt;/action&gt;&lt;/item&gt;</text:p>
          </table:table-cell>
        </table:table-row>
      </table:table>
      <table:named-expressions/>
      <table:database-ranges>
        <table:database-range table:name="__Anonymous_Sheet_DB__0" table:target-range-address="Planilha1.A1:Planilha1.E4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0:43:32.939485321</meta:creation-date>
    <dc:date>2025-05-16T14:43:22.243160306</dc:date>
    <meta:editing-duration>PT3H16M54S</meta:editing-duration>
    <meta:editing-cycles>49</meta:editing-cycles>
    <meta:generator>LibreOffice/7.4.7.2$Linux_X86_64 LibreOffice_project/40$Build-2</meta:generator>
    <meta:document-statistic meta:table-count="1" meta:cell-count="258" meta:object-count="0"/>
  </office:meta>
</office:document-meta>
</file>